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6.007cm" fo:margin-left="-0.014cm" table:align="left"/>
    </style:style>
    <style:style style:name="Tabla1.A" style:family="table-column">
      <style:table-column-properties style:column-width="1.563cm"/>
    </style:style>
    <style:style style:name="Tabla1.B" style:family="table-column">
      <style:table-column-properties style:column-width="6.639cm"/>
    </style:style>
    <style:style style:name="Tabla1.C" style:family="table-column">
      <style:table-column-properties style:column-width="7.805cm"/>
    </style:style>
    <style:style style:name="Tabla1.1" style:family="table-row">
      <style:table-row-properties style:min-row-height="0.529cm" style:use-optimal-row-height="false"/>
    </style:style>
    <style:style style:name="Tabla1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1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15" style:family="table-row">
      <style:table-row-properties style:min-row-height="0.616cm" style:use-optimal-row-height="false"/>
    </style:style>
    <style:style style:name="Tabla1.A1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2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2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A2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B2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1.C2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" style:family="table">
      <style:table-properties style:width="15.993cm" fo:margin-left="0cm" table:align="left"/>
    </style:style>
    <style:style style:name="Tabla2.A" style:family="table-column">
      <style:table-column-properties style:column-width="4.002cm"/>
    </style:style>
    <style:style style:name="Tabla2.B" style:family="table-column">
      <style:table-column-properties style:column-width="1.24cm"/>
    </style:style>
    <style:style style:name="Tabla2.C" style:family="table-column">
      <style:table-column-properties style:column-width="7.502cm"/>
    </style:style>
    <style:style style:name="Tabla2.D" style:family="table-column">
      <style:table-column-properties style:column-width="3.249cm"/>
    </style:style>
    <style:style style:name="Tabla2.1" style:family="table-row">
      <style:table-row-properties style:min-row-height="0.529cm" style:use-optimal-row-height="false"/>
    </style:style>
    <style:style style:name="Tabla2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2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2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1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2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C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2.A21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1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2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2.A2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B2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" style:family="table">
      <style:table-properties style:width="15.993cm" fo:margin-left="0cm" table:align="left"/>
    </style:style>
    <style:style style:name="Tabla3.A" style:family="table-column">
      <style:table-column-properties style:column-width="4.022cm"/>
    </style:style>
    <style:style style:name="Tabla3.B" style:family="table-column">
      <style:table-column-properties style:column-width="1.221cm"/>
    </style:style>
    <style:style style:name="Tabla3.C" style:family="table-column">
      <style:table-column-properties style:column-width="7.502cm"/>
    </style:style>
    <style:style style:name="Tabla3.D" style:family="table-column">
      <style:table-column-properties style:column-width="3.249cm"/>
    </style:style>
    <style:style style:name="Tabla3.1" style:family="table-row">
      <style:table-row-properties style:min-row-height="0.529cm" style:use-optimal-row-height="false"/>
    </style:style>
    <style:style style:name="Tabla3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3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3.A1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7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8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3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B1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" style:family="table">
      <style:table-properties style:width="16.007cm" fo:margin-left="0cm" table:align="left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1.221cm"/>
    </style:style>
    <style:style style:name="Tabla4.C" style:family="table-column">
      <style:table-column-properties style:column-width="7.502cm"/>
    </style:style>
    <style:style style:name="Tabla4.D" style:family="table-column">
      <style:table-column-properties style:column-width="3.263cm"/>
    </style:style>
    <style:style style:name="Tabla4.1" style:family="table-row">
      <style:table-row-properties style:min-row-height="0.529cm" style:use-optimal-row-height="false"/>
    </style:style>
    <style:style style:name="Tabla4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4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4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4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8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19" style:family="table-row">
      <style:table-row-properties style:min-row-height="1.025cm" style:use-optimal-row-height="false"/>
    </style:style>
    <style:style style:name="Tabla4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19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4.A2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" style:family="table">
      <style:table-properties style:width="15.993cm" fo:margin-left="0cm" table:align="left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1.221cm"/>
    </style:style>
    <style:style style:name="Tabla5.C" style:family="table-column">
      <style:table-column-properties style:column-width="7.502cm"/>
    </style:style>
    <style:style style:name="Tabla5.D" style:family="table-column">
      <style:table-column-properties style:column-width="3.249cm"/>
    </style:style>
    <style:style style:name="Tabla5.1" style:family="table-row">
      <style:table-row-properties style:min-row-height="0.529cm" style:use-optimal-row-height="false"/>
    </style:style>
    <style:style style:name="Tabla5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5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5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11" style:family="table-row">
      <style:table-row-properties style:min-row-height="1.261cm" style:use-optimal-row-height="false"/>
    </style:style>
    <style:style style:name="Tabla5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5.A1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1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5.A1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" style:family="table">
      <style:table-properties style:width="15.993cm" fo:margin-left="0cm" table:align="left"/>
    </style:style>
    <style:style style:name="Tabla6.A" style:family="table-column">
      <style:table-column-properties style:column-width="4.022cm"/>
    </style:style>
    <style:style style:name="Tabla6.B" style:family="table-column">
      <style:table-column-properties style:column-width="1.221cm"/>
    </style:style>
    <style:style style:name="Tabla6.C" style:family="table-column">
      <style:table-column-properties style:column-width="7.502cm"/>
    </style:style>
    <style:style style:name="Tabla6.D" style:family="table-column">
      <style:table-column-properties style:column-width="3.249cm"/>
    </style:style>
    <style:style style:name="Tabla6.1" style:family="table-row">
      <style:table-row-properties style:min-row-height="0.529cm" style:use-optimal-row-height="false"/>
    </style:style>
    <style:style style:name="Tabla6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6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6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9" style:family="table-row">
      <style:table-row-properties style:min-row-height="5.904cm" style:use-optimal-row-height="false"/>
    </style:style>
    <style:style style:name="Tabla6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6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A1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C1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6.18" style:family="table-row">
      <style:table-row-properties style:min-row-height="0.919cm" style:use-optimal-row-height="false"/>
    </style:style>
    <style:style style:name="Tabla6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8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19" style:family="table-row">
      <style:table-row-properties style:min-row-height="1.824cm" style:use-optimal-row-height="false"/>
    </style:style>
    <style:style style:name="Tabla6.A19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19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6.A20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B2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" style:family="table">
      <style:table-properties style:width="15.97cm" fo:margin-left="0.023cm" table:align="left"/>
    </style:style>
    <style:style style:name="Tabla7.A" style:family="table-column">
      <style:table-column-properties style:column-width="4.002cm"/>
    </style:style>
    <style:style style:name="Tabla7.B" style:family="table-column">
      <style:table-column-properties style:column-width="1.173cm"/>
    </style:style>
    <style:style style:name="Tabla7.C" style:family="table-column">
      <style:table-column-properties style:column-width="7.558cm"/>
    </style:style>
    <style:style style:name="Tabla7.D" style:family="table-column">
      <style:table-column-properties style:column-width="3.237cm"/>
    </style:style>
    <style:style style:name="Tabla7.1" style:family="table-row">
      <style:table-row-properties style:min-row-height="0.529cm" style:use-optimal-row-height="false"/>
    </style:style>
    <style:style style:name="Tabla7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7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7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4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C15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7.A1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A17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7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7.18" style:family="table-row">
      <style:table-row-properties style:min-row-height="1.656cm" style:use-optimal-row-height="false"/>
    </style:style>
    <style:style style:name="Tabla7.A18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B1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" style:family="table">
      <style:table-properties style:width="15.993cm" fo:margin-left="0cm" table:align="left"/>
    </style:style>
    <style:style style:name="Tabla8.A" style:family="table-column">
      <style:table-column-properties style:column-width="4.022cm"/>
    </style:style>
    <style:style style:name="Tabla8.B" style:family="table-column">
      <style:table-column-properties style:column-width="1.221cm"/>
    </style:style>
    <style:style style:name="Tabla8.C" style:family="table-column">
      <style:table-column-properties style:column-width="7.502cm"/>
    </style:style>
    <style:style style:name="Tabla8.D" style:family="table-column">
      <style:table-column-properties style:column-width="3.249cm"/>
    </style:style>
    <style:style style:name="Tabla8.1" style:family="table-row">
      <style:table-row-properties style:min-row-height="0.529cm" style:use-optimal-row-height="false"/>
    </style:style>
    <style:style style:name="Tabla8.A1" style:family="table-cell">
      <style:table-cell-properties style:vertical-align="bottom" fo:background-color="#f8cba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8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Tabla8.A2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2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3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3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6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7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8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8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9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9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0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0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1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2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C13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Tabla8.A14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4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A15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5" style:family="table-cell">
      <style:table-cell-properties style:vertical-align="bottom" fo:padding-left="0.123cm" fo:padding-right="0.123cm" fo:padding-top="0cm" fo:padding-bottom="0cm" fo:border-left="none" fo:border-right="0.5pt solid #000000" fo:border-top="0.5pt solid #000000" fo:border-bottom="0.5pt solid #000000" style:writing-mode="lr-tb"/>
    </style:style>
    <style:style style:name="Tabla8.16" style:family="table-row">
      <style:table-row-properties style:min-row-height="2.794cm" style:use-optimal-row-height="false"/>
    </style:style>
    <style:style style:name="Tabla8.A16" style:family="table-cell">
      <style:table-cell-properties style:vertical-align="bottom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B16" style:family="table-cell">
      <style:table-cell-properties style:vertical-align="bottom" fo:padding-left="0.123cm" fo:padding-right="0.123cm" fo:padding-top="0cm" fo:padding-bottom="0cm" fo:border-left="none" fo:border-right="0.5pt solid #000000" fo:border-top="none" fo:border-bottom="0.5pt solid #000000" style:writing-mode="lr-tb"/>
    </style:style>
    <style:style style:name="P1" style:family="paragraph" style:parent-style-name="Encabezado">
      <style:text-properties style:language-asian="es" style:country-asian="AR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-asian="Times New Roman" style:language-asian="es" style:country-asian="AR" style:font-name-complex="Calibri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-asian="Times New Roman" style:language-asian="es" style:country-asian="AR" style:font-name-complex="Calibri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9" style:family="paragraph" style:parent-style-name="Párrafo_20_de_20_lista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10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1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2" style:family="paragraph" style:parent-style-name="Párrafo_20_de_20_lista">
      <style:paragraph-properties fo:margin-left="0cm" fo:margin-right="0cm" fo:text-indent="0cm" style:auto-text-indent="false">
        <style:tab-stops/>
      </style:paragraph-properties>
    </style:style>
    <style:style style:name="P13" style:family="paragraph" style:parent-style-name="Párrafo_20_de_20_lista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  <style:text-properties fo:color="#000000" style:font-name-asian="Times New Roman" style:language-asian="es" style:country-asian="AR" style:font-name-complex="Calibri"/>
    </style:style>
    <style:style style:name="P14" style:family="paragraph" style:parent-style-name="Párrafo_20_de_20_lista">
      <style:paragraph-properties fo:margin-left="0cm" fo:margin-right="0cm" fo:margin-top="0cm" fo:margin-bottom="0cm" loext:contextual-spacing="false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top="0.101cm" fo:margin-bottom="0.101cm" loext:contextual-spacing="false" fo:line-height="100%"/>
    </style:style>
    <style:style style:name="P16" style:family="paragraph" style:parent-style-name="Standard">
      <style:paragraph-properties fo:margin-top="0.503cm" fo:margin-bottom="0.503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17" style:family="paragraph" style:parent-style-name="Heading_20_1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8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19" style:family="paragraph" style:parent-style-name="Heading_20_1" style:master-page-name="MP0">
      <style:paragraph-properties style:page-number="auto" fo:break-before="page"/>
      <style:text-properties style:use-window-font-color="true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0" style:family="paragraph" style:parent-style-name="Normal" style:list-style-name="L18">
      <style:paragraph-properties fo:margin-top="0.007cm" fo:margin-bottom="0cm" loext:contextual-spacing="false"/>
      <style:text-properties officeooo:paragraph-rsid="0009a283"/>
    </style:style>
    <style:style style:name="P21" style:family="paragraph" style:parent-style-name="Normal" style:list-style-name="L19">
      <style:paragraph-properties fo:margin-top="0.007cm" fo:margin-bottom="0cm" loext:contextual-spacing="false"/>
      <style:text-properties officeooo:paragraph-rsid="0009a283"/>
    </style:style>
    <style:style style:name="P22" style:family="paragraph" style:parent-style-name="Normal" style:list-style-name="L19">
      <style:paragraph-properties fo:margin-top="0.007cm" fo:margin-bottom="0cm" loext:contextual-spacing="false"/>
      <style:text-properties officeooo:paragraph-rsid="0009e1dc"/>
    </style:style>
    <style:style style:name="P23" style:family="paragraph" style:parent-style-name="Normal" style:list-style-name="L19">
      <style:paragraph-properties fo:margin-top="0.007cm" fo:margin-bottom="0cm" loext:contextual-spacing="false"/>
      <style:text-properties officeooo:rsid="0009a283" officeooo:paragraph-rsid="0009a283"/>
    </style:style>
    <style:style style:name="P24" style:family="paragraph" style:parent-style-name="Normal" style:list-style-name="L19">
      <style:paragraph-properties fo:margin-top="0.007cm" fo:margin-bottom="0cm" loext:contextual-spacing="false"/>
      <style:text-properties officeooo:rsid="0009e1dc" officeooo:paragraph-rsid="0009e1dc"/>
    </style:style>
    <style:style style:name="P25" style:family="paragraph" style:parent-style-name="Párrafo_20_de_20_lista" style:list-style-name="L3"/>
    <style:style style:name="P26" style:family="paragraph" style:parent-style-name="Párrafo_20_de_20_lista" style:list-style-name="L3">
      <style:text-properties officeooo:paragraph-rsid="00097d8b"/>
    </style:style>
    <style:style style:name="P27" style:family="paragraph" style:parent-style-name="Párrafo_20_de_20_lista" style:list-style-name="L4"/>
    <style:style style:name="P28" style:family="paragraph" style:parent-style-name="Párrafo_20_de_20_lista" style:list-style-name="L5"/>
    <style:style style:name="P29" style:family="paragraph" style:parent-style-name="Párrafo_20_de_20_lista" style:list-style-name="L3">
      <style:text-properties style:use-window-font-color="true" officeooo:paragraph-rsid="00097d8b"/>
    </style:style>
    <style:style style:name="P30" style:family="paragraph" style:parent-style-name="Párrafo_20_de_20_lista" style:list-style-name="L3">
      <style:text-properties officeooo:rsid="0009802c" officeooo:paragraph-rsid="0009802c"/>
    </style:style>
    <style:style style:name="P31" style:family="paragraph" style:parent-style-name="Párrafo_20_de_20_lista" style:list-style-name="L4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32" style:family="paragraph" style:parent-style-name="Standard" style:list-style-name="L5"/>
    <style:style style:name="P33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35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36" style:family="paragraph" style:parent-style-name="Standard" style:list-style-name="L6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37" style:family="paragraph" style:parent-style-name="Standard" style:list-style-name="L8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38" style:family="paragraph" style:parent-style-name="Standard" style:list-style-name="L4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39" style:family="paragraph" style:parent-style-name="Standard" style:list-style-name="L12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40" style:family="paragraph" style:parent-style-name="Standard" style:list-style-name="L14">
      <style:paragraph-properties fo:margin-top="0cm" fo:margin-bottom="0cm" loext:contextual-spacing="false" fo:line-height="100%"/>
      <style:text-properties fo:color="#000000" style:font-name-asian="Times New Roman" style:language-asian="es" style:country-asian="AR" style:font-name-complex="Calibri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fo:color="#000000" officeooo:paragraph-rsid="0007f109" style:font-name-asian="Times New Roman" style:language-asian="es" style:country-asian="AR" style:font-name-complex="Calibri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fo:color="#000000" officeooo:paragraph-rsid="000f81eb" style:font-name-asian="Times New Roman" style:language-asian="es" style:country-asian="AR" style:font-name-complex="Calibri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000000" officeooo:rsid="0007c01a" officeooo:paragraph-rsid="0007c01a" style:font-name-asian="Times New Roman" style:language-asian="es" style:country-asian="AR" style:font-name-complex="Calibri"/>
    </style:style>
    <style:style style:name="P44" style:family="paragraph" style:parent-style-name="Standard">
      <style:paragraph-properties fo:margin-top="0cm" fo:margin-bottom="0cm" loext:contextual-spacing="false" fo:line-height="100%">
        <style:tab-stops>
          <style:tab-stop style:position="8.784cm"/>
        </style:tab-stops>
      </style:paragraph-properties>
      <style:text-properties fo:color="#000000" officeooo:rsid="0007c01a" officeooo:paragraph-rsid="0007f109" style:font-name-asian="Times New Roman" style:language-asian="es" style:country-asian="AR" style:font-name-complex="Calibri"/>
    </style:style>
    <style:style style:name="P45" style:family="paragraph" style:parent-style-name="Standard">
      <style:paragraph-properties fo:margin-top="0cm" fo:margin-bottom="0cm" loext:contextual-spacing="false" fo:line-height="100%"/>
    </style:style>
    <style:style style:name="P46" style:family="paragraph" style:parent-style-name="Standard" style:list-style-name="L2">
      <style:paragraph-properties fo:margin-top="0cm" fo:margin-bottom="0cm" loext:contextual-spacing="false" fo:line-height="100%"/>
    </style:style>
    <style:style style:name="P47" style:family="paragraph" style:parent-style-name="Standard" style:list-style-name="L4">
      <style:paragraph-properties fo:margin-top="0cm" fo:margin-bottom="0cm" loext:contextual-spacing="false" fo:line-height="100%"/>
    </style:style>
    <style:style style:name="P48" style:family="paragraph" style:parent-style-name="Standard" style:list-style-name="L10">
      <style:paragraph-properties fo:margin-top="0cm" fo:margin-bottom="0cm" loext:contextual-spacing="false" fo:line-height="100%"/>
    </style:style>
    <style:style style:name="P49" style:family="paragraph" style:parent-style-name="Standard" style:list-style-name="L11">
      <style:paragraph-properties fo:margin-top="0cm" fo:margin-bottom="0cm" loext:contextual-spacing="false" fo:line-height="100%"/>
    </style:style>
    <style:style style:name="P50" style:family="paragraph" style:parent-style-name="Standard" style:list-style-name="L13">
      <style:paragraph-properties fo:margin-top="0cm" fo:margin-bottom="0cm" loext:contextual-spacing="false" fo:line-height="100%"/>
    </style:style>
    <style:style style:name="P51" style:family="paragraph" style:parent-style-name="Standard">
      <style:paragraph-properties fo:margin-top="0cm" fo:margin-bottom="0cm" loext:contextual-spacing="false" fo:line-height="100%"/>
      <style:text-properties officeooo:paragraph-rsid="0006fc76"/>
    </style:style>
    <style:style style:name="P52" style:family="paragraph" style:parent-style-name="Standard">
      <style:paragraph-properties fo:margin-top="0cm" fo:margin-bottom="0cm" loext:contextual-spacing="false" fo:line-height="100%"/>
      <style:text-properties officeooo:paragraph-rsid="00071b7a"/>
    </style:style>
    <style:style style:name="P53" style:family="paragraph" style:parent-style-name="Standard">
      <style:paragraph-properties fo:margin-top="0cm" fo:margin-bottom="0cm" loext:contextual-spacing="false" fo:line-height="100%">
        <style:tab-stops>
          <style:tab-stop style:position="8.784cm"/>
        </style:tab-stops>
      </style:paragraph-properties>
      <style:text-properties officeooo:paragraph-rsid="0007f109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officeooo:paragraph-rsid="0007f109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officeooo:paragraph-rsid="0010135d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officeooo:rsid="0007c01a" officeooo:paragraph-rsid="0007c01a"/>
    </style:style>
    <style:style style:name="P5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07c01a" officeooo:paragraph-rsid="0007c01a"/>
    </style:style>
    <style:style style:name="P58" style:family="paragraph" style:parent-style-name="Standard" style:list-style-name="L13">
      <style:paragraph-properties fo:margin-top="0cm" fo:margin-bottom="0cm" loext:contextual-spacing="false" fo:line-height="100%"/>
      <style:text-properties officeooo:rsid="000da759" officeooo:paragraph-rsid="000da759"/>
    </style:style>
    <style:style style:name="P59" style:family="paragraph" style:parent-style-name="Standard">
      <style:paragraph-properties fo:margin-top="0cm" fo:margin-bottom="0cm" loext:contextual-spacing="false" fo:line-height="100%"/>
      <style:text-properties officeooo:rsid="000f81eb" officeooo:paragraph-rsid="000f81eb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officeooo:rsid="0010135d" officeooo:paragraph-rsid="0010135d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officeooo:rsid="00104b06" officeooo:paragraph-rsid="00104b06"/>
    </style:style>
    <style:style style:name="P62" style:family="paragraph" style:parent-style-name="Table_20_Contents" style:list-style-name="L9">
      <style:paragraph-properties fo:margin-top="0cm" fo:margin-bottom="0cm" loext:contextual-spacing="false" fo:line-height="100%"/>
    </style:style>
    <style:style style:name="P63" style:family="paragraph" style:parent-style-name="Text_20_body" style:list-style-name="L11">
      <style:paragraph-properties fo:margin-top="0cm" fo:margin-bottom="0cm" loext:contextual-spacing="false" fo:line-height="100%"/>
      <style:text-properties fo:font-variant="normal" fo:text-transform="none" fo:color="#000000" style:font-name="Segoe UI" fo:font-size="11pt" fo:letter-spacing="normal" fo:font-style="normal" fo:font-weight="normal" officeooo:paragraph-rsid="000ca2aa"/>
    </style:style>
    <style:style style:name="P64" style:family="paragraph" style:parent-style-name="Text_20_body" style:list-style-name="L13">
      <style:paragraph-properties fo:margin-top="0cm" fo:margin-bottom="0cm" loext:contextual-spacing="false" fo:line-height="100%"/>
      <style:text-properties fo:font-variant="normal" fo:text-transform="none" fo:color="#000000" style:font-name="Segoe UI" fo:font-size="11pt" fo:letter-spacing="normal" fo:font-style="normal" fo:font-weight="normal" officeooo:paragraph-rsid="000da759"/>
    </style:style>
    <style:style style:name="P65" style:family="paragraph" style:parent-style-name="Text_20_body" style:list-style-name="L11">
      <style:paragraph-properties fo:margin-top="0cm" fo:margin-bottom="0cm" loext:contextual-spacing="false" fo:line-height="100%"/>
      <style:text-properties officeooo:paragraph-rsid="000ca2aa"/>
    </style:style>
    <style:style style:name="P66" style:family="paragraph" style:parent-style-name="Text_20_body" style:list-style-name="L13">
      <style:paragraph-properties fo:margin-top="0cm" fo:margin-bottom="0cm" loext:contextual-spacing="false" fo:line-height="100%"/>
      <style:text-properties officeooo:paragraph-rsid="000da759"/>
    </style:style>
    <style:style style:name="P67" style:family="paragraph" style:parent-style-name="Text_20_body" style:list-style-name="L11">
      <style:paragraph-properties fo:margin-top="0cm" fo:margin-bottom="0cm" loext:contextual-spacing="false" fo:line-height="100%"/>
      <style:text-properties officeooo:rsid="000ca2aa" officeooo:paragraph-rsid="000ca2aa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style:font-name-asian="Times New Roman" style:language-asian="es" style:country-asian="AR" style:font-name-complex="Calibri"/>
    </style:style>
    <style:style style:name="T3" style:family="text">
      <style:text-properties fo:color="#000000" officeooo:rsid="0006fc76" style:font-name-asian="Times New Roman" style:language-asian="es" style:country-asian="AR" style:font-name-complex="Calibri"/>
    </style:style>
    <style:style style:name="T4" style:family="text">
      <style:text-properties fo:color="#000000" officeooo:rsid="0007c01a" style:font-name-asian="Times New Roman" style:language-asian="es" style:country-asian="AR" style:font-name-complex="Calibri"/>
    </style:style>
    <style:style style:name="T5" style:family="text">
      <style:text-properties fo:color="#000000" officeooo:rsid="0009a283" style:font-name-asian="Times New Roman" style:language-asian="es" style:country-asian="AR" style:font-name-complex="Calibri"/>
    </style:style>
    <style:style style:name="T6" style:family="text">
      <style:text-properties fo:color="#000000" officeooo:rsid="000ba8c1" style:font-name-asian="Times New Roman" style:language-asian="es" style:country-asian="AR" style:font-name-complex="Calibri"/>
    </style:style>
    <style:style style:name="T7" style:family="text">
      <style:text-properties fo:color="#000000" fo:font-weight="bold" style:font-name-asian="Times New Roman" style:language-asian="es" style:country-asian="AR" style:font-weight-asian="bold" style:font-name-complex="Calibri" style:font-weight-complex="bold"/>
    </style:style>
    <style:style style:name="T8" style:family="text">
      <style:text-properties fo:color="#000000" fo:font-weight="bold" officeooo:rsid="000a5f56" style:font-name-asian="Times New Roman" style:language-asian="es" style:country-asian="AR" style:font-weight-asian="bold" style:font-name-complex="Calibri" style:font-weight-complex="bold"/>
    </style:style>
    <style:style style:name="T9" style:family="text">
      <style:text-properties fo:color="#000000" fo:font-weight="bold" officeooo:rsid="000ca2aa" style:font-name-asian="Times New Roman" style:language-asian="es" style:country-asian="AR" style:font-weight-asian="bold" style:font-name-complex="Calibri" style:font-weight-complex="bold"/>
    </style:style>
    <style:style style:name="T10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name-asian="Times New Roman" style:language-asian="es" style:country-asian="AR" style:font-name-complex="Calibri"/>
    </style:style>
    <style:style style:name="T11" style:family="text">
      <style:text-properties fo:color="#000000" style:text-underline-style="none" style:text-underline-mode="continuous" style:text-overline-mode="continuous" style:text-line-through-mode="continuous" style:font-name-asian="Times New Roman" style:language-asian="es" style:country-asian="AR" style:font-name-complex="Calibri"/>
    </style:style>
    <style:style style:name="T12" style:family="text">
      <style:text-properties fo:color="#000000" style:text-underline-style="none" officeooo:rsid="0007c01a" style:text-underline-mode="continuous" style:text-overline-mode="continuous" style:text-line-through-mode="continuous" style:font-name-asian="Times New Roman" style:language-asian="es" style:country-asian="AR" style:font-name-complex="Calibri"/>
    </style:style>
    <style:style style:name="T13" style:family="text">
      <style:text-properties fo:color="#000000" fo:font-weight="normal" style:font-name-asian="Times New Roman" style:language-asian="es" style:country-asian="AR" style:font-weight-asian="normal" style:font-name-complex="Calibri" style:font-weight-complex="normal"/>
    </style:style>
    <style:style style:name="T14" style:family="text">
      <style:text-properties fo:color="#000000" fo:font-weight="normal" officeooo:rsid="000ca2aa" style:font-name-asian="Times New Roman" style:language-asian="es" style:country-asian="AR" style:font-weight-asian="normal" style:font-name-complex="Calibri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none" style:text-underline-mode="continuous" style:text-overline-mode="continuous" style:text-line-through-mode="continuous"/>
    </style:style>
    <style:style style:name="T17" style:family="text">
      <style:text-properties style:use-window-font-color="true"/>
    </style:style>
    <style:style style:name="T18" style:family="text">
      <style:text-properties officeooo:rsid="0007f109"/>
    </style:style>
    <style:style style:name="T19" style:family="text">
      <style:text-properties officeooo:rsid="0009a283"/>
    </style:style>
    <style:style style:name="T20" style:family="text">
      <style:text-properties officeooo:rsid="000a5f56"/>
    </style:style>
    <style:style style:name="T21" style:family="text">
      <style:text-properties officeooo:rsid="000ba8c1"/>
    </style:style>
    <style:style style:name="T22" style:family="text">
      <style:text-properties fo:font-variant="normal" fo:text-transform="none" fo:color="#000000" style:font-name="Segoe UI" fo:font-size="11pt" fo:letter-spacing="normal" fo:font-style="normal" fo:font-weight="normal"/>
    </style:style>
    <style:style style:name="T23" style:family="text">
      <style:text-properties fo:font-variant="normal" fo:text-transform="none" style:font-name="Segoe UI" fo:font-size="11pt" fo:letter-spacing="normal" fo:font-style="normal" fo:font-weight="normal"/>
    </style:style>
    <style:style style:name="T24" style:family="text">
      <style:text-properties officeooo:rsid="000f81eb"/>
    </style:style>
    <style:style style:name="T25" style:family="text">
      <style:text-properties officeooo:rsid="0010135d"/>
    </style:style>
    <style:style style:name="T26" style:family="text">
      <style:text-properties officeooo:rsid="00104b06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5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5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5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5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5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5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5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5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5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6LVL1" text:bullet-char="•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  <style:text-properties style:font-name="OpenSymbol"/>
      </text:list-level-style-bullet>
      <text:list-level-style-bullet text:level="2" text:style-name="WW_5f_CharLFO6LVL2" text:bullet-char="◦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OpenSymbol"/>
      </text:list-level-style-bullet>
      <text:list-level-style-bullet text:level="3" text:style-name="WW_5f_CharLFO6LVL3" text:bullet-char="▪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  <style:text-properties style:font-name="OpenSymbol"/>
      </text:list-level-style-bullet>
      <text:list-level-style-bullet text:level="4" text:style-name="WW_5f_CharLFO6LVL4" text:bullet-char="•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  <style:text-properties style:font-name="OpenSymbol"/>
      </text:list-level-style-bullet>
      <text:list-level-style-bullet text:level="5" text:style-name="WW_5f_CharLFO6LVL5" text:bullet-char="◦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  <style:text-properties style:font-name="OpenSymbol"/>
      </text:list-level-style-bullet>
      <text:list-level-style-bullet text:level="6" text:style-name="WW_5f_CharLFO6LVL6" text:bullet-char="▪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  <style:text-properties style:font-name="OpenSymbol"/>
      </text:list-level-style-bullet>
      <text:list-level-style-bullet text:level="7" text:style-name="WW_5f_CharLFO6LVL7" text:bullet-char="•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  <style:text-properties style:font-name="OpenSymbol"/>
      </text:list-level-style-bullet>
      <text:list-level-style-bullet text:level="8" text:style-name="WW_5f_CharLFO6LVL8" text:bullet-char="◦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  <style:text-properties style:font-name="OpenSymbol"/>
      </text:list-level-style-bullet>
      <text:list-level-style-bullet text:level="9" text:style-name="WW_5f_CharLFO6LVL9" text:bullet-char="▪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WW_5f_CharLFO7LVL1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bullet text:level="2" text:style-name="WW_5f_CharLFO7LVL2" text:bullet-char="◦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3" text:style-name="WW_5f_CharLFO7LVL3" text:bullet-char="▪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4" text:style-name="WW_5f_CharLFO7LVL4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5" text:style-name="WW_5f_CharLFO7LVL5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6" text:style-name="WW_5f_CharLFO7LVL6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7" text:style-name="WW_5f_CharLFO7LVL7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8" text:style-name="WW_5f_CharLFO7LVL8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9" text:style-name="WW_5f_CharLFO7LVL9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WW_5f_CharLFO9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9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9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9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9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9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9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9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9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WW_5f_CharLFO1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WW_5f_CharLFO13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3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3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3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3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3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3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3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3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WW_5f_CharLFO15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15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15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15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15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15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15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15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15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WW_5f_CharLFO31LVL1" text:bullet-char="">
        <style:list-level-properties text:list-level-position-and-space-mode="label-alignment">
          <style:list-level-label-alignment text:label-followed-by="listtab" text:list-tab-stop-position="1.27cm" fo:text-indent="-0.635cm" fo:margin-left="2.54cm"/>
        </style:list-level-properties>
        <style:text-properties style:font-name="Symbol"/>
      </text:list-level-style-bullet>
      <text:list-level-style-bullet text:level="2" text:style-name="WW_5f_CharLFO31LVL2" text:bullet-char="o">
        <style:list-level-properties text:list-level-position-and-space-mode="label-alignment">
          <style:list-level-label-alignment text:label-followed-by="listtab" text:list-tab-stop-position="1.27cm" fo:text-indent="-0.635cm" fo:margin-left="3.81cm"/>
        </style:list-level-properties>
        <style:text-properties style:font-name="Courier New"/>
      </text:list-level-style-bullet>
      <text:list-level-style-bullet text:level="3" text:style-name="WW_5f_CharLFO31LVL3" text:bullet-char="">
        <style:list-level-properties text:list-level-position-and-space-mode="label-alignment">
          <style:list-level-label-alignment text:label-followed-by="listtab" text:list-tab-stop-position="1.27cm" fo:text-indent="-0.635cm" fo:margin-left="5.08cm"/>
        </style:list-level-properties>
        <style:text-properties style:font-name="Wingdings"/>
      </text:list-level-style-bullet>
      <text:list-level-style-bullet text:level="4" text:style-name="WW_5f_CharLFO31LVL4" text:bullet-char="">
        <style:list-level-properties text:list-level-position-and-space-mode="label-alignment">
          <style:list-level-label-alignment text:label-followed-by="listtab" text:list-tab-stop-position="1.27cm" fo:text-indent="-0.635cm" fo:margin-left="6.35cm"/>
        </style:list-level-properties>
        <style:text-properties style:font-name="Symbol"/>
      </text:list-level-style-bullet>
      <text:list-level-style-bullet text:level="5" text:style-name="WW_5f_CharLFO31LVL5" text:bullet-char="o">
        <style:list-level-properties text:list-level-position-and-space-mode="label-alignment">
          <style:list-level-label-alignment text:label-followed-by="listtab" text:list-tab-stop-position="1.27cm" fo:text-indent="-0.635cm" fo:margin-left="7.62cm"/>
        </style:list-level-properties>
        <style:text-properties style:font-name="Courier New"/>
      </text:list-level-style-bullet>
      <text:list-level-style-bullet text:level="6" text:style-name="WW_5f_CharLFO31LVL6" text:bullet-char="">
        <style:list-level-properties text:list-level-position-and-space-mode="label-alignment">
          <style:list-level-label-alignment text:label-followed-by="listtab" text:list-tab-stop-position="1.27cm" fo:text-indent="-0.635cm" fo:margin-left="8.89cm"/>
        </style:list-level-properties>
        <style:text-properties style:font-name="Wingdings"/>
      </text:list-level-style-bullet>
      <text:list-level-style-bullet text:level="7" text:style-name="WW_5f_CharLFO31LVL7" text:bullet-char="">
        <style:list-level-properties text:list-level-position-and-space-mode="label-alignment">
          <style:list-level-label-alignment text:label-followed-by="listtab" text:list-tab-stop-position="1.27cm" fo:text-indent="-0.635cm" fo:margin-left="10.16cm"/>
        </style:list-level-properties>
        <style:text-properties style:font-name="Symbol"/>
      </text:list-level-style-bullet>
      <text:list-level-style-bullet text:level="8" text:style-name="WW_5f_CharLFO31LVL8" text:bullet-char="o">
        <style:list-level-properties text:list-level-position-and-space-mode="label-alignment">
          <style:list-level-label-alignment text:label-followed-by="listtab" text:list-tab-stop-position="1.27cm" fo:text-indent="-0.635cm" fo:margin-left="11.43cm"/>
        </style:list-level-properties>
        <style:text-properties style:font-name="Courier New"/>
      </text:list-level-style-bullet>
      <text:list-level-style-bullet text:level="9" text:style-name="WW_5f_CharLFO31LVL9" text:bullet-char="">
        <style:list-level-properties text:list-level-position-and-space-mode="label-alignment">
          <style:list-level-label-alignment text:label-followed-by="listtab" text:list-tab-stop-position="1.2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6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_5f_CharLFO30LVL2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_5f_CharLFO30LVL3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_5f_CharLFO30LVL4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_5f_CharLFO30LVL5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_5f_CharLFO30LVL6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_5f_CharLFO30LVL7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_5f_CharLFO30LVL8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_5f_CharLFO30LVL9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1.383cm" text:min-label-width="0.499cm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Listado de Casos de Us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3">N° CU</text:p>
          </table:table-cell>
          <table:table-cell table:style-name="Tabla1.B1" office:value-type="string">
            <text:p text:style-name="P3">NOMBRE DEL CASO DE USO</text:p>
          </table:table-cell>
          <table:table-cell table:style-name="Tabla1.B1" office:value-type="string">
            <text:p text:style-name="P3">OBJETIVO</text:p>
          </table:table-cell>
        </table:table-row>
        <table:table-row table:style-name="Tabla1.1">
          <table:table-cell table:style-name="Tabla1.A2" office:value-type="string">
            <text:p text:style-name="P5">001</text:p>
          </table:table-cell>
          <table:table-cell table:style-name="Tabla1.B2" office:value-type="string">
            <text:p text:style-name="P7"><text:span text:style-name="Fuente_20_de_20_párrafo_20_predeter."><text:span text:style-name="T2">CU_001_CrearUsuario</text:span></text:span></text:p>
          </table:table-cell>
          <table:table-cell table:style-name="Tabla1.C2" office:value-type="string">
            <text:p text:style-name="P7"><text:span text:style-name="Fuente_20_de_20_párrafo_20_predeter."><text:span text:style-name="T2">Crear nuevo usuario en el sistema</text:span></text:span></text:p>
          </table:table-cell>
        </table:table-row>
        <table:table-row table:style-name="Tabla1.1">
          <table:table-cell table:style-name="Tabla1.A3" office:value-type="string">
            <text:p text:style-name="P5">002</text:p>
          </table:table-cell>
          <table:table-cell table:style-name="Tabla1.B3" office:value-type="string">
            <text:p text:style-name="P7"><text:span text:style-name="Fuente_20_de_20_párrafo_20_predeter."><text:span text:style-name="T2">CU_002_Login</text:span></text:span></text:p>
          </table:table-cell>
          <table:table-cell table:style-name="Tabla1.C3" office:value-type="string">
            <text:p text:style-name="P7">Iniciar alguna sesión en el sistema.</text:p>
          </table:table-cell>
        </table:table-row>
        <table:table-row table:style-name="Tabla1.1">
          <table:table-cell table:style-name="Tabla1.A4" office:value-type="string">
            <text:p text:style-name="P5">003</text:p>
          </table:table-cell>
          <table:table-cell table:style-name="Tabla1.B4" office:value-type="string">
            <text:p text:style-name="P7"><text:span text:style-name="Fuente_20_de_20_párrafo_20_predeter."><text:span text:style-name="T2">CU_003_BuscarAlojamiento</text:span></text:span></text:p>
          </table:table-cell>
          <table:table-cell table:style-name="Tabla1.C4" office:value-type="string">
            <text:p text:style-name="P4">Buscar alojamientos disponibles según los filtros aplicados.</text:p>
          </table:table-cell>
        </table:table-row>
        <table:table-row table:style-name="Tabla1.1">
          <table:table-cell table:style-name="Tabla1.A5" office:value-type="string">
            <text:p text:style-name="P8"><text:span text:style-name="Fuente_20_de_20_párrafo_20_predeter."><text:span text:style-name="T2">004</text:span></text:span></text:p>
          </table:table-cell>
          <table:table-cell table:style-name="Tabla1.B5" office:value-type="string">
            <text:p text:style-name="P7"><text:span text:style-name="Fuente_20_de_20_párrafo_20_predeter."><text:span text:style-name="T2">CU_004_ReservarAlojamiento</text:span></text:span></text:p>
          </table:table-cell>
          <table:table-cell table:style-name="Tabla1.C5" office:value-type="string">
            <text:p text:style-name="P7">Generar y registrar una reserva de un alojamiento por medio del sistema.</text:p>
          </table:table-cell>
        </table:table-row>
        <table:table-row table:style-name="Tabla1.1">
          <table:table-cell table:style-name="Tabla1.A6" office:value-type="string">
            <text:p text:style-name="P8"><text:span text:style-name="Fuente_20_de_20_párrafo_20_predeter."><text:span text:style-name="T2">005</text:span></text:span></text:p>
            <text:p text:style-name="P5"/>
          </table:table-cell>
          <table:table-cell table:style-name="Tabla1.B6" office:value-type="string">
            <text:p text:style-name="P7"><text:span text:style-name="Fuente_20_de_20_párrafo_20_predeter."><text:span text:style-name="T2">CU_005_ConsultarReserva</text:span></text:span></text:p>
            <text:p text:style-name="P4"/>
          </table:table-cell>
          <table:table-cell table:style-name="Tabla1.C6" office:value-type="string">
            <text:p text:style-name="P4">Mostrar el histórico de reservas de un usuario y mostrar la información de una reserva elegida por el usuario.</text:p>
          </table:table-cell>
        </table:table-row>
        <table:table-row table:style-name="Tabla1.1">
          <table:table-cell table:style-name="Tabla1.A7" office:value-type="string">
            <text:p text:style-name="P8"><text:span text:style-name="Fuente_20_de_20_párrafo_20_predeter."><text:span text:style-name="T2">006</text:span></text:span></text:p>
            <text:p text:style-name="P5"/>
          </table:table-cell>
          <table:table-cell table:style-name="Tabla1.B7" office:value-type="string">
            <text:p text:style-name="P7"><text:span text:style-name="Fuente_20_de_20_párrafo_20_predeter."><text:span text:style-name="T2">CU_006_CancelarReserva</text:span></text:span></text:p>
            <text:p text:style-name="P4"/>
          </table:table-cell>
          <table:table-cell table:style-name="Tabla1.C7" office:value-type="string">
            <text:p text:style-name="P4">Dar de baja una reserva realizada por el usuario y verificar, en caso que la reserva tenga asociada un pago, si se le acreditará un reembolso.</text:p>
          </table:table-cell>
        </table:table-row>
        <table:table-row table:style-name="Tabla1.1">
          <table:table-cell table:style-name="Tabla1.A8" office:value-type="string">
            <text:p text:style-name="P5">007</text:p>
          </table:table-cell>
          <table:table-cell table:style-name="Tabla1.B8" office:value-type="string">
            <text:p text:style-name="P7"><text:span text:style-name="Fuente_20_de_20_párrafo_20_predeter."><text:span text:style-name="T2">CU_007_RealizarPago</text:span></text:span></text:p>
          </table:table-cell>
          <table:table-cell table:style-name="Tabla1.C8" office:value-type="string">
            <text:p text:style-name="P7"><text:span text:style-name="Fuente_20_de_20_párrafo_20_predeter."><text:span text:style-name="T2">Registrar el pago parcial o total de un alquiler.</text:span></text:span></text:p>
          </table:table-cell>
        </table:table-row>
        <table:table-row table:style-name="Tabla1.1">
          <table:table-cell table:style-name="Tabla1.A9" office:value-type="string">
            <text:p text:style-name="P8">008</text:p>
          </table:table-cell>
          <table:table-cell table:style-name="Tabla1.B9" office:value-type="string">
            <text:p text:style-name="P7"><text:span text:style-name="Fuente_20_de_20_párrafo_20_predeter."><text:span text:style-name="T2">CU_008_PublicarAlojamiento</text:span></text:span></text:p>
          </table:table-cell>
          <table:table-cell table:style-name="Tabla1.C9" office:value-type="string">
            <text:p text:style-name="P56">Registrar un alojamiento en el sistema y publicarlo para su alquiler.</text:p>
          </table:table-cell>
        </table:table-row>
        <table:table-row table:style-name="Tabla1.1">
          <table:table-cell table:style-name="Tabla1.A10" office:value-type="string">
            <text:p text:style-name="P8"><text:span text:style-name="Fuente_20_de_20_párrafo_20_predeter."><text:span text:style-name="T2">009</text:span></text:span></text:p>
          </table:table-cell>
          <table:table-cell table:style-name="Tabla1.B10" office:value-type="string">
            <text:p text:style-name="P7"><text:span text:style-name="Fuente_20_de_20_párrafo_20_predeter."><text:span text:style-name="T2">CU_009_AlquilarAlojamiento</text:span></text:span></text:p>
          </table:table-cell>
          <table:table-cell table:style-name="Tabla1.C10" office:value-type="string">
            <text:p text:style-name="P42">Generar y registrar un <text:span text:style-name="T24">alquiler</text:span> de un alojamiento por medio del sistema.</text:p>
          </table:table-cell>
        </table:table-row>
        <table:table-row table:style-name="Tabla1.1">
          <table:table-cell table:style-name="Tabla1.A11" office:value-type="string">
            <text:p text:style-name="P8"><text:span text:style-name="Fuente_20_de_20_párrafo_20_predeter."><text:span text:style-name="T2">010</text:span></text:span></text:p>
          </table:table-cell>
          <table:table-cell table:style-name="Tabla1.B11" office:value-type="string">
            <text:p text:style-name="P7"><text:span text:style-name="Fuente_20_de_20_párrafo_20_predeter."><text:span text:style-name="T2">CU_010_ValorarAlojamiento</text:span></text:span></text:p>
          </table:table-cell>
          <table:table-cell table:style-name="Tabla1.C11" office:value-type="string">
            <text:p text:style-name="P59">Registrar la valoración de un alojamiento en el sistema.</text:p>
          </table:table-cell>
        </table:table-row>
        <table:table-row table:style-name="Tabla1.1">
          <table:table-cell table:style-name="Tabla1.A12" office:value-type="string">
            <text:p text:style-name="P8"><text:span text:style-name="Fuente_20_de_20_párrafo_20_predeter."><text:span text:style-name="T2">011</text:span></text:span></text:p>
          </table:table-cell>
          <table:table-cell table:style-name="Tabla1.B12" office:value-type="string">
            <text:p text:style-name="P7"><text:span text:style-name="Fuente_20_de_20_párrafo_20_predeter."><text:span text:style-name="T2">CU_011_DevolucionDinero</text:span></text:span></text:p>
          </table:table-cell>
          <table:table-cell table:style-name="Tabla1.C12" office:value-type="string">
            <text:p text:style-name="P59">Registrar la devolución de dinero del pago de una reserva tras una cancelación de la misma en caso de corresponder.</text:p>
          </table:table-cell>
        </table:table-row>
        <table:table-row table:style-name="Tabla1.1">
          <table:table-cell table:style-name="Tabla1.A13" office:value-type="string">
            <text:p text:style-name="P8"><text:span text:style-name="Fuente_20_de_20_párrafo_20_predeter."><text:span text:style-name="T2">012</text:span></text:span></text:p>
          </table:table-cell>
          <table:table-cell table:style-name="Tabla1.B13" office:value-type="string">
            <text:p text:style-name="P7"><text:span text:style-name="Fuente_20_de_20_párrafo_20_predeter."><text:span text:style-name="T2">CU_012_RegistrarCheckIn</text:span></text:span></text:p>
          </table:table-cell>
          <table:table-cell table:style-name="Tabla1.C13" office:value-type="string">
            <text:p text:style-name="P60">Registra el ingreso de un Inquilino a un alojamiento, cambiando el estado del mismo a alquilado hasta que se produzca un checkOut.</text:p>
          </table:table-cell>
        </table:table-row>
        <table:table-row table:style-name="Tabla1.1">
          <table:table-cell table:style-name="Tabla1.A14" office:value-type="string">
            <text:p text:style-name="P8">013</text:p>
          </table:table-cell>
          <table:table-cell table:style-name="Tabla1.B14" office:value-type="string">
            <text:p text:style-name="P7"><text:span text:style-name="Fuente_20_de_20_párrafo_20_predeter."><text:span text:style-name="T2">CU_013_RegistrarCheckOut</text:span></text:span></text:p>
          </table:table-cell>
          <table:table-cell table:style-name="Tabla1.C14" office:value-type="string">
            <text:p text:style-name="P55"><text:span text:style-name="T25">Registra el egreso de un Inquilino a un alojamiento, cambiando el estado del mismo a libre o reservado según su cola de reservas.</text:span></text:p>
          </table:table-cell>
        </table:table-row>
        <table:table-row table:style-name="Tabla1.15">
          <table:table-cell table:style-name="Tabla1.A15" office:value-type="string">
            <text:p text:style-name="P8">014</text:p>
          </table:table-cell>
          <table:table-cell table:style-name="Tabla1.B15" office:value-type="string">
            <text:p text:style-name="P4">CU_014_EditarReserva</text:p>
          </table:table-cell>
          <table:table-cell table:style-name="Tabla1.C15" office:value-type="string">
            <text:p text:style-name="P60">Permite modificar los datos de una reserva.</text:p>
          </table:table-cell>
        </table:table-row>
        <table:table-row table:style-name="Tabla1.15">
          <table:table-cell table:style-name="Tabla1.A16" office:value-type="string">
            <text:p text:style-name="P8">015</text:p>
          </table:table-cell>
          <table:table-cell table:style-name="Tabla1.B16" office:value-type="string">
            <text:p text:style-name="P4">CU_015_EditarUsuario</text:p>
          </table:table-cell>
          <table:table-cell table:style-name="Tabla1.C16" office:value-type="string">
            <text:p text:style-name="P60">Permite modificar los datos de un usuario. </text:p>
          </table:table-cell>
        </table:table-row>
        <table:table-row table:style-name="Tabla1.15">
          <table:table-cell table:style-name="Tabla1.A17" office:value-type="string">
            <text:p text:style-name="P8">016</text:p>
          </table:table-cell>
          <table:table-cell table:style-name="Tabla1.B17" office:value-type="string">
            <text:p text:style-name="P7"><text:span text:style-name="Fuente_20_de_20_párrafo_20_predeter."><text:span text:style-name="T2">CU_016_BorrarUsuario</text:span></text:span></text:p>
          </table:table-cell>
          <table:table-cell table:style-name="Tabla1.C17" office:value-type="string">
            <text:p text:style-name="P60">Permite eliminar un usuario.</text:p>
          </table:table-cell>
        </table:table-row>
        <table:table-row table:style-name="Tabla1.15">
          <table:table-cell table:style-name="Tabla1.A18" office:value-type="string">
            <text:p text:style-name="P8">017</text:p>
          </table:table-cell>
          <table:table-cell table:style-name="Tabla1.B18" office:value-type="string">
            <text:p text:style-name="P4">CU_017_Cobrar</text:p>
          </table:table-cell>
          <table:table-cell table:style-name="Tabla1.C18" office:value-type="string">
            <text:p text:style-name="P60">Permite registrar el cobro de un alquiler en efectivo.</text:p>
          </table:table-cell>
        </table:table-row>
        <table:table-row table:style-name="Tabla1.15">
          <table:table-cell table:style-name="Tabla1.A19" office:value-type="string">
            <text:p text:style-name="P8">018</text:p>
          </table:table-cell>
          <table:table-cell table:style-name="Tabla1.B19" office:value-type="string">
            <text:p text:style-name="P4">CU_018_RegistrarInquilino</text:p>
          </table:table-cell>
          <table:table-cell table:style-name="Tabla1.C19" office:value-type="string">
            <text:p text:style-name="P60">Permite a un Administrador registrar un Inquilino en el sistema.</text:p>
          </table:table-cell>
        </table:table-row>
        <table:table-row table:style-name="Tabla1.15">
          <table:table-cell table:style-name="Tabla1.A20" office:value-type="string">
            <text:p text:style-name="P8">019</text:p>
          </table:table-cell>
          <table:table-cell table:style-name="Tabla1.B20" office:value-type="string">
            <text:p text:style-name="P7">CU_019_DespublicarAlojamiento</text:p>
          </table:table-cell>
          <table:table-cell table:style-name="Tabla1.C20" office:value-type="string">
            <text:p text:style-name="P60">Permite cambiarle el estado de publicación de un alojamiento para que deje de estar visible en el sistema.</text:p>
          </table:table-cell>
        </table:table-row>
        <table:table-row table:style-name="Tabla1.15">
          <table:table-cell table:style-name="Tabla1.A22" office:value-type="string">
            <text:p text:style-name="P57">020</text:p>
          </table:table-cell>
          <table:table-cell table:style-name="Tabla1.B22" office:value-type="string">
            <text:p text:style-name="P43">CU_20_EditarAlojamiento</text:p>
          </table:table-cell>
          <table:table-cell table:style-name="Tabla1.C22" office:value-type="string">
            <text:p text:style-name="P55"><text:span text:style-name="T25">Permite modificar los datos de un </text:span><text:span text:style-name="T26">alojamiento</text:span><text:span text:style-name="T25">. </text:span></text:p>
          </table:table-cell>
        </table:table-row>
        <table:table-row table:style-name="Tabla1.15">
          <table:table-cell table:style-name="Tabla1.A22" office:value-type="string">
            <text:p text:style-name="P57">021</text:p>
          </table:table-cell>
          <table:table-cell table:style-name="Tabla1.B22" office:value-type="string">
            <text:p text:style-name="P43">CU_21_ConsultarAlojamiento</text:p>
          </table:table-cell>
          <table:table-cell table:style-name="Tabla1.C22" office:value-type="string">
            <text:p text:style-name="P61">Permite consultar los datos de un alojamiento.</text:p>
          </table:table-cell>
        </table:table-row>
      </table:table>
      <text:p text:style-name="Standard"><text:soft-page-break/></text:p>
      <text:p text:style-name="P43"><text:span text:style-name="Fuente_20_de_20_párrafo_20_predeter."><text:span text:style-name="T10"/></text:span></text:p>
      <text:h text:style-name="P18" text:outline-level="1">Descripción de un Caso de Uso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7"><text:span text:style-name="Fuente_20_de_20_párrafo_20_predeter."><text:span text:style-name="T7">CU-001</text:span></text:span></text:p>
          </table:table-cell>
          <table:table-cell table:style-name="Tabla2.B1" table:number-columns-spanned="2" office:value-type="string">
            <text:p text:style-name="P2">CU_001_CrearUsuario</text:p>
          </table:table-cell>
          <table:covered-table-cell/>
          <table:table-cell table:style-name="Tabla2.B1" office:value-type="string">
            <text:p text:style-name="P7"><text:span text:style-name="Fuente_20_de_20_párrafo_20_predeter."><text:span text:style-name="T7">VERSIÓN 1</text:span></text:span></text:p>
          </table:table-cell>
        </table:table-row>
        <table:table-row table:style-name="Tabla2.1">
          <table:table-cell table:style-name="Tabla2.A2" office:value-type="string">
            <text:p text:style-name="P4">Prioridad</text:p>
          </table:table-cell>
          <table:table-cell table:style-name="Tabla2.B2" table:number-columns-spanned="3" office:value-type="string">
            <text:p text:style-name="P7"><text:span text:style-name="Fuente_20_de_20_párrafo_20_predeter."><text:span text:style-name="T7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4">Complejidad</text:p>
          </table:table-cell>
          <table:table-cell table:style-name="Tabla2.B3" table:number-columns-spanned="3" office:value-type="string">
            <text:p text:style-name="P7"><text:span text:style-name="Fuente_20_de_20_párrafo_20_predeter."><text:span text:style-name="T2">Simple / </text:span></text:span><text:span text:style-name="Fuente_20_de_20_párrafo_20_predeter."><text:span text:style-name="T7">Mediano</text:span></text:span><text:span text:style-name="Fuente_20_de_20_párrafo_20_predeter."><text:span text:style-name="T2"> / Complejo / Muy complejo</text:span></text:span></text:p>
          </table:table-cell>
          <table:covered-table-cell/>
          <table:covered-table-cell/>
        </table:table-row>
        <table:table-row table:style-name="Tabla2.1">
          <table:table-cell table:style-name="Tabla2.A4" office:value-type="string">
            <text:p text:style-name="P4">Actor</text:p>
          </table:table-cell>
          <table:table-cell table:style-name="Tabla2.B4" table:number-columns-spanned="3" office:value-type="string">
            <text:p text:style-name="P4">Inquilino – Propietario - Administrativo</text:p>
          </table:table-cell>
          <table:covered-table-cell/>
          <table:covered-table-cell/>
        </table:table-row>
        <table:table-row table:style-name="Tabla2.1">
          <table:table-cell table:style-name="Tabla2.A5" office:value-type="string">
            <text:p text:style-name="P4">Objetivo</text:p>
          </table:table-cell>
          <table:table-cell table:style-name="Tabla2.B5" table:number-columns-spanned="3" office:value-type="string">
            <text:p text:style-name="P7"><text:span text:style-name="Fuente_20_de_20_párrafo_20_predeter."><text:span text:style-name="T2">Registrar un nuevo usuario en el sistema.</text:span></text:span></text:p>
          </table:table-cell>
          <table:covered-table-cell/>
          <table:covered-table-cell/>
        </table:table-row>
        <table:table-row table:style-name="Tabla2.1">
          <table:table-cell table:style-name="Tabla2.A6" office:value-type="string">
            <text:p text:style-name="P4">Precondición</text:p>
          </table:table-cell>
          <table:table-cell table:style-name="Tabla2.B6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2.1">
          <table:table-cell table:style-name="Tabla2.A17" table:number-rows-spanned="11" office:value-type="string">
            <text:p text:style-name="P6">Secuencia normal</text:p>
          </table:table-cell>
          <table:table-cell table:style-name="Tabla2.B7" office:value-type="string">
            <text:p text:style-name="P4">Paso</text:p>
          </table:table-cell>
          <table:table-cell table:style-name="Tabla2.C7" table:number-columns-spanned="2" office:value-type="string">
            <text:p text:style-name="P4">Acción</text:p>
          </table:table-cell>
          <table:covered-table-cell/>
        </table:table-row>
        <table:table-row table:style-name="Tabla2.1">
          <table:covered-table-cell/>
          <table:table-cell table:style-name="Tabla2.B8" office:value-type="string">
            <text:p text:style-name="P4">1</text:p>
          </table:table-cell>
          <table:table-cell table:style-name="Tabla2.C8" table:number-columns-spanned="2" office:value-type="string">
            <text:p text:style-name="P7">El caso de uso comienza cuando el usuario selecciona la opción “Registrar nuevo usuario”</text:p>
          </table:table-cell>
          <table:covered-table-cell/>
        </table:table-row>
        <table:table-row table:style-name="Tabla2.1">
          <table:covered-table-cell/>
          <table:table-cell table:style-name="Tabla2.B9" office:value-type="string">
            <text:p text:style-name="P4">2</text:p>
          </table:table-cell>
          <table:table-cell table:style-name="Tabla2.C9" table:number-columns-spanned="2" office:value-type="string">
            <text:p text:style-name="P7"><text:span text:style-name="Fuente_20_de_20_párrafo_20_predeter."><text:span text:style-name="T2">El sistema muestra una interfaz donde se solicitan los siguientes datos: nombre, apellido, DNI, fecha de nacimiento, teléfono, email, dirección </text:span></text:span><text:span text:style-name="Fuente_20_de_20_párrafo_20_predeter."><text:span text:style-name="T3">(calle, número de calle, piso, número depto, localidad, provincia y pais)</text:span></text:span><text:span text:style-name="Fuente_20_de_20_párrafo_20_predeter."><text:span text:style-name="T2">, </text:span></text:span><text:span text:style-name="Fuente_20_de_20_párrafo_20_predeter."><text:span text:style-name="T3">opción de selección</text:span></text:span><text:span text:style-name="Fuente_20_de_20_párrafo_20_predeter."><text:span text:style-name="T2"> para indicar si el usuario se registra como propietario o inquilino, opción “Cancelar” y “</text:span></text:span><text:span text:style-name="Fuente_20_de_20_párrafo_20_predeter."><text:span text:style-name="T3">Crear</text:span></text:span><text:span text:style-name="Fuente_20_de_20_párrafo_20_predeter."><text:span text:style-name="T2">”.</text:span></text:span></text:p>
          </table:table-cell>
          <table:covered-table-cell/>
        </table:table-row>
        <table:table-row table:style-name="Tabla2.1">
          <table:covered-table-cell/>
          <table:table-cell table:style-name="Tabla2.B10" office:value-type="string">
            <text:p text:style-name="P4">3</text:p>
          </table:table-cell>
          <table:table-cell table:style-name="Tabla2.C10" table:number-columns-spanned="2" office:value-type="string">
            <text:p text:style-name="P51"><text:span text:style-name="Fuente_20_de_20_párrafo_20_predeter."><text:span text:style-name="T2">El usuario ingresa todos los datos solicitados y selecciona la opción “</text:span></text:span><text:span text:style-name="Fuente_20_de_20_párrafo_20_predeter."><text:span text:style-name="T3">Crear</text:span></text:span><text:span text:style-name="Fuente_20_de_20_párrafo_20_predeter."><text:span text:style-name="T2">”.</text:span></text:span></text:p>
          </table:table-cell>
          <table:covered-table-cell/>
        </table:table-row>
        <table:table-row table:style-name="Tabla2.1">
          <table:covered-table-cell/>
          <table:table-cell table:style-name="Tabla2.B11" office:value-type="string">
            <text:p text:style-name="P4">4</text:p>
          </table:table-cell>
          <table:table-cell table:style-name="Tabla2.C11" table:number-columns-spanned="2" office:value-type="string">
            <text:p text:style-name="P7"><text:span text:style-name="Fuente_20_de_20_párrafo_20_predeter."><text:span text:style-name="T2">El sistema registra un nuevo cliente con una contraseña temporal generada por el sistema.</text:span></text:span></text:p>
          </table:table-cell>
          <table:covered-table-cell/>
        </table:table-row>
        <table:table-row table:style-name="Tabla2.1">
          <table:covered-table-cell/>
          <table:table-cell table:style-name="Tabla2.B12" office:value-type="string">
            <text:p text:style-name="P4">5</text:p>
          </table:table-cell>
          <table:table-cell table:style-name="Tabla2.C12" table:number-columns-spanned="2" office:value-type="string">
            <text:p text:style-name="P7">El sistema envía un correo a la casilla de email ingresada en pasos anteriores, donde se brinda un link para activar el usuario, la contraseña temporal y un mensaje informando los pasos para activarlo.</text:p>
          </table:table-cell>
          <table:covered-table-cell/>
        </table:table-row>
        <table:table-row table:style-name="Tabla2.1">
          <table:covered-table-cell/>
          <table:table-cell table:style-name="Tabla2.B13" office:value-type="string">
            <text:p text:style-name="P4">6</text:p>
          </table:table-cell>
          <table:table-cell table:style-name="Tabla2.C13" table:number-columns-spanned="2" office:value-type="string">
            <text:p text:style-name="P7">El usuario ingresa al link especificado en el email y se loguea a la plataforma utilizando su email y contraseña temporal.</text:p>
          </table:table-cell>
          <table:covered-table-cell/>
        </table:table-row>
        <table:table-row table:style-name="Tabla2.1">
          <table:covered-table-cell/>
          <table:table-cell table:style-name="Tabla2.B14" office:value-type="string">
            <text:p text:style-name="P4">7</text:p>
          </table:table-cell>
          <table:table-cell table:style-name="Tabla2.C14" table:number-columns-spanned="2" office:value-type="string">
            <text:p text:style-name="P7">El sistema informa al usuario que debe cambiar su contraseña por cuestiones de seguridad.</text:p>
          </table:table-cell>
          <table:covered-table-cell/>
        </table:table-row>
        <table:table-row table:style-name="Tabla2.1">
          <table:covered-table-cell/>
          <table:table-cell table:style-name="Tabla2.B15" office:value-type="string">
            <text:p text:style-name="P4">8</text:p>
          </table:table-cell>
          <table:table-cell table:style-name="Tabla2.C15" table:number-columns-spanned="2" office:value-type="string">
            <text:p text:style-name="P7">El usuario cambia su contraseña.</text:p>
          </table:table-cell>
          <table:covered-table-cell/>
        </table:table-row>
        <table:table-row table:style-name="Tabla2.1">
          <table:covered-table-cell/>
          <table:table-cell table:style-name="Tabla2.B16" office:value-type="string">
            <text:p text:style-name="P4">9</text:p>
          </table:table-cell>
          <table:table-cell table:style-name="Tabla2.C16" table:number-columns-spanned="2" office:value-type="string">
            <text:p text:style-name="P7">El sistema actualiza la contraseña actualiza la contraseña del usuario y da por finalizada la activación de la cuenta.</text:p>
          </table:table-cell>
          <table:covered-table-cell/>
        </table:table-row>
        <table:table-row table:style-name="Tabla2.1">
          <table:covered-table-cell/>
          <table:table-cell table:style-name="Tabla2.B17" office:value-type="string">
            <text:p text:style-name="P4">10</text:p>
          </table:table-cell>
          <table:table-cell table:style-name="Tabla2.C17" table:number-columns-spanned="2" office:value-type="string">
            <text:p text:style-name="P7">Fin del Caso de Uso</text:p>
          </table:table-cell>
          <table:covered-table-cell/>
        </table:table-row>
        <table:table-row table:style-name="Tabla2.1">
          <table:table-cell table:style-name="Tabla2.A20" table:number-rows-spanned="3" office:value-type="string">
            <text:p text:style-name="P6">Excepciones</text:p>
          </table:table-cell>
          <table:table-cell table:style-name="Tabla2.B18" office:value-type="string">
            <text:p text:style-name="P4">Paso</text:p>
          </table:table-cell>
          <table:table-cell table:style-name="Tabla2.C18" table:number-columns-spanned="2" office:value-type="string">
            <text:p text:style-name="P4">Acción</text:p>
          </table:table-cell>
          <table:covered-table-cell/>
        </table:table-row>
        <table:table-row table:style-name="Tabla2.1">
          <table:covered-table-cell/>
          <table:table-cell table:style-name="Tabla2.B19" office:value-type="string">
            <text:p text:style-name="P4">3</text:p>
          </table:table-cell>
          <table:table-cell table:style-name="Tabla2.C19" table:number-columns-spanned="2" office:value-type="string">
            <text:p text:style-name="P51"><text:span text:style-name="Fuente_20_de_20_párrafo_20_predeter."><text:span text:style-name="T2">El usuario no completa todos los campos y presiona “</text:span></text:span><text:span text:style-name="Fuente_20_de_20_párrafo_20_predeter."><text:span text:style-name="T3">Crear</text:span></text:span><text:span text:style-name="Fuente_20_de_20_párrafo_20_predeter."><text:span text:style-name="T2">”. El sistema informa que faltan completar datos. El usuario completa lo faltante y presiona “</text:span></text:span><text:span text:style-name="Fuente_20_de_20_párrafo_20_predeter."><text:span text:style-name="T3">Crear</text:span></text:span><text:span text:style-name="Fuente_20_de_20_párrafo_20_predeter."><text:span text:style-name="T2">”. Continua el en curso Normal, paso 4.</text:span></text:span></text:p>
          </table:table-cell>
          <table:covered-table-cell/>
        </table:table-row>
        <table:table-row table:style-name="Tabla2.1">
          <table:covered-table-cell/>
          <table:table-cell table:style-name="Tabla2.B20" office:value-type="string">
            <text:p text:style-name="P7">3</text:p>
          </table:table-cell>
          <table:table-cell table:style-name="Tabla2.C20" table:number-columns-spanned="2" office:value-type="string">
            <text:p text:style-name="P7">Los datos ingresados coinciden con un cliente ya registrado. El sistema avisa con un mensaje por pantalla. Fin del Caso de Uso</text:p>
          </table:table-cell>
          <table:covered-table-cell/>
        </table:table-row>
        <table:table-row table:style-name="Tabla2.1">
          <table:table-cell table:style-name="Tabla2.A21" office:value-type="string">
            <text:p text:style-name="P4">Postcondición</text:p>
          </table:table-cell>
          <table:table-cell table:style-name="Tabla2.B21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2.1">
          <table:table-cell table:style-name="Tabla2.A22" office:value-type="string">
            <text:p text:style-name="P4">Casos de Uso asociados</text:p>
          </table:table-cell>
          <table:table-cell table:style-name="Tabla2.B22" table:number-columns-spanned="3" office:value-type="string">
            <text:p text:style-name="P7"><text:s/>-</text:p>
          </table:table-cell>
          <table:covered-table-cell/>
          <table:covered-table-cell/>
        </table:table-row>
        <table:table-row table:style-name="Tabla2.1">
          <table:table-cell table:style-name="Tabla2.A23" office:value-type="string">
            <text:p text:style-name="P4">Observaciones</text:p>
          </table:table-cell>
          <table:table-cell table:style-name="Tabla2.B23" table:number-columns-spanned="3" office:value-type="string">
            <text:list xml:id="list2606071884" text:style-name="L1">
              <text:list-item>
                <text:p text:style-name="P35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10"/>
      <text:h text:style-name="P18" text:outline-level="1">Descripción de un Caso de Uso</text:h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7"><text:span text:style-name="Fuente_20_de_20_párrafo_20_predeter."><text:span text:style-name="T7">CU-002</text:span></text:span></text:p>
          </table:table-cell>
          <table:table-cell table:style-name="Tabla3.B1" table:number-columns-spanned="2" office:value-type="string">
            <text:p text:style-name="P7"><text:span text:style-name="Fuente_20_de_20_párrafo_20_predeter."><text:span text:style-name="T7">CU_002_Login</text:span></text:span></text:p>
          </table:table-cell>
          <table:covered-table-cell/>
          <table:table-cell table:style-name="Tabla3.B1" office:value-type="string">
            <text:p text:style-name="P7"><text:span text:style-name="Fuente_20_de_20_párrafo_20_predeter."><text:span text:style-name="T7">VERSIÓN 1</text:span></text:span></text:p>
          </table:table-cell>
        </table:table-row>
        <table:table-row table:style-name="Tabla3.1">
          <table:table-cell table:style-name="Tabla3.A2" office:value-type="string">
            <text:p text:style-name="P4">Prioridad</text:p>
          </table:table-cell>
          <table:table-cell table:style-name="Tabla3.B2" table:number-columns-spanned="3" office:value-type="string">
            <text:p text:style-name="P7"><text:span text:style-name="Fuente_20_de_20_párrafo_20_predeter."><text:span text:style-name="T7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3.1">
          <table:table-cell table:style-name="Tabla3.A3" office:value-type="string">
            <text:p text:style-name="P4">Complejidad</text:p>
          </table:table-cell>
          <table:table-cell table:style-name="Tabla3.B3" table:number-columns-spanned="3" office:value-type="string">
            <text:p text:style-name="P7"><text:span text:style-name="Fuente_20_de_20_párrafo_20_predeter."><text:span text:style-name="T7">Simple</text:span></text:span><text:span text:style-name="Fuente_20_de_20_párrafo_20_predeter."><text:span text:style-name="T2"> / Mediano / Complejo / Muy complejo</text:span></text:span></text:p>
          </table:table-cell>
          <table:covered-table-cell/>
          <table:covered-table-cell/>
        </table:table-row>
        <table:table-row table:style-name="Tabla3.1">
          <table:table-cell table:style-name="Tabla3.A4" office:value-type="string">
            <text:p text:style-name="P4">Actor</text:p>
          </table:table-cell>
          <table:table-cell table:style-name="Tabla3.B4" table:number-columns-spanned="3" office:value-type="string">
            <text:p text:style-name="P4">Inquilino – Propietario – Administrador</text:p>
          </table:table-cell>
          <table:covered-table-cell/>
          <table:covered-table-cell/>
        </table:table-row>
        <table:table-row table:style-name="Tabla3.1">
          <table:table-cell table:style-name="Tabla3.A5" office:value-type="string">
            <text:p text:style-name="P4">Objetivo</text:p>
          </table:table-cell>
          <table:table-cell table:style-name="Tabla3.B5" table:number-columns-spanned="3" office:value-type="string">
            <text:p text:style-name="P4">Iniciar una sesión en el sistema.</text:p>
          </table:table-cell>
          <table:covered-table-cell/>
          <table:covered-table-cell/>
        </table:table-row>
        <table:table-row table:style-name="Tabla3.1">
          <table:table-cell table:style-name="Tabla3.A6" office:value-type="string">
            <text:p text:style-name="P4">Precondición</text:p>
          </table:table-cell>
          <table:table-cell table:style-name="Tabla3.B6" table:number-columns-spanned="3" office:value-type="string">
            <text:p text:style-name="P7"><text:span text:style-name="Fuente_20_de_20_párrafo_20_predeter."><text:span text:style-name="T2">El usuario debe haberse registrado en el sistema (</text:span></text:span><text:span text:style-name="Fuente_20_de_20_párrafo_20_predeter."><text:span text:style-name="T7">CU_001_CrearUsuario</text:span></text:span><text:span text:style-name="Fuente_20_de_20_párrafo_20_predeter."><text:span text:style-name="T2">)</text:span></text:span></text:p>
          </table:table-cell>
          <table:covered-table-cell/>
          <table:covered-table-cell/>
        </table:table-row>
        <table:table-row table:style-name="Tabla3.1">
          <table:table-cell table:style-name="Tabla3.A13" table:number-rows-spanned="7" office:value-type="string">
            <text:p text:style-name="P6">Secuencia normal</text:p>
          </table:table-cell>
          <table:table-cell table:style-name="Tabla3.B7" office:value-type="string">
            <text:p text:style-name="P4">Paso</text:p>
          </table:table-cell>
          <table:table-cell table:style-name="Tabla3.C7" table:number-columns-spanned="2" office:value-type="string">
            <text:p text:style-name="P4">Acción</text:p>
          </table:table-cell>
          <table:covered-table-cell/>
        </table:table-row>
        <table:table-row table:style-name="Tabla3.1">
          <table:covered-table-cell/>
          <table:table-cell table:style-name="Tabla3.B8" office:value-type="string">
            <text:p text:style-name="P4">1</text:p>
          </table:table-cell>
          <table:table-cell table:style-name="Tabla3.C8" table:number-columns-spanned="2" office:value-type="string">
            <text:p text:style-name="P7"><text:span text:style-name="Fuente_20_de_20_párrafo_20_predeter."><text:span text:style-name="T2">El caso de uso comienza cuando el usuario selecciona la opción “Login”</text:span></text:span></text:p>
          </table:table-cell>
          <table:covered-table-cell/>
        </table:table-row>
        <table:table-row table:style-name="Tabla3.1">
          <table:covered-table-cell/>
          <table:table-cell table:style-name="Tabla3.B9" office:value-type="string">
            <text:p text:style-name="P4">2</text:p>
          </table:table-cell>
          <table:table-cell table:style-name="Tabla3.C9" table:number-columns-spanned="2" office:value-type="string">
            <text:p text:style-name="P7"><text:span text:style-name="Fuente_20_de_20_párrafo_20_predeter."><text:span text:style-name="T2">El sistema muestra una interfaz donde se solicitan los siguientes datos: </text:span></text:span><text:span text:style-name="Fuente_20_de_20_párrafo_20_predeter."><text:span text:style-name="T3">usuario</text:span></text:span><text:span text:style-name="Fuente_20_de_20_párrafo_20_predeter."><text:span text:style-name="T2"> y contraseña. Opción “</text:span></text:span><text:span text:style-name="Fuente_20_de_20_párrafo_20_predeter."><text:span text:style-name="T3">Ingresar</text:span></text:span><text:span text:style-name="Fuente_20_de_20_párrafo_20_predeter."><text:span text:style-name="T2">”, “</text:span></text:span><text:span text:style-name="Fuente_20_de_20_párrafo_20_predeter."><text:span text:style-name="T3">Registrarse</text:span></text:span><text:span text:style-name="Fuente_20_de_20_párrafo_20_predeter."><text:span text:style-name="T2">” </text:span></text:span><text:span text:style-name="Fuente_20_de_20_párrafo_20_predeter."><text:span text:style-name="T3">y “Olvidé mi contraseña”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3.1">
          <table:covered-table-cell/>
          <table:table-cell table:style-name="Tabla3.B10" office:value-type="string">
            <text:p text:style-name="P4">3</text:p>
          </table:table-cell>
          <table:table-cell table:style-name="Tabla3.C10" table:number-columns-spanned="2" office:value-type="string">
            <text:p text:style-name="P51"><text:span text:style-name="Fuente_20_de_20_párrafo_20_predeter."><text:span text:style-name="T2">El usuario ingresa todos los datos solicitados y selecciona la opción “</text:span></text:span><text:span text:style-name="Fuente_20_de_20_párrafo_20_predeter."><text:span text:style-name="T3">Ingresar</text:span></text:span><text:span text:style-name="Fuente_20_de_20_párrafo_20_predeter."><text:span text:style-name="T2">”.</text:span></text:span></text:p>
          </table:table-cell>
          <table:covered-table-cell/>
        </table:table-row>
        <table:table-row table:style-name="Tabla3.1">
          <table:covered-table-cell/>
          <table:table-cell table:style-name="Tabla3.B11" office:value-type="string">
            <text:p text:style-name="P4">4</text:p>
          </table:table-cell>
          <table:table-cell table:style-name="Tabla3.C11" table:number-columns-spanned="2" office:value-type="string">
            <text:p text:style-name="P4">El sistema valida la existencia del usuario y que las credenciales sean correctas.</text:p>
          </table:table-cell>
          <table:covered-table-cell/>
        </table:table-row>
        <table:table-row table:style-name="Tabla3.1">
          <table:covered-table-cell/>
          <table:table-cell table:style-name="Tabla3.B12" office:value-type="string">
            <text:p text:style-name="P4">5</text:p>
          </table:table-cell>
          <table:table-cell table:style-name="Tabla3.C12" table:number-columns-spanned="2" office:value-type="string">
            <text:p text:style-name="P4">Se inicia dicha sesión.</text:p>
          </table:table-cell>
          <table:covered-table-cell/>
        </table:table-row>
        <table:table-row table:style-name="Tabla3.1">
          <table:covered-table-cell/>
          <table:table-cell table:style-name="Tabla3.B13" office:value-type="string">
            <text:p text:style-name="P4">6</text:p>
          </table:table-cell>
          <table:table-cell table:style-name="Tabla3.C13" table:number-columns-spanned="2" office:value-type="string">
            <text:p text:style-name="P4">Fin de caso de uso.</text:p>
          </table:table-cell>
          <table:covered-table-cell/>
        </table:table-row>
        <table:table-row table:style-name="Tabla3.1">
          <table:table-cell table:style-name="Tabla3.A16" table:number-rows-spanned="3" office:value-type="string">
            <text:p text:style-name="P6">Excepciones</text:p>
          </table:table-cell>
          <table:table-cell table:style-name="Tabla3.B14" office:value-type="string">
            <text:p text:style-name="P4">Paso</text:p>
          </table:table-cell>
          <table:table-cell table:style-name="Tabla3.C14" table:number-columns-spanned="2" office:value-type="string">
            <text:p text:style-name="P4">Acción</text:p>
          </table:table-cell>
          <table:covered-table-cell/>
        </table:table-row>
        <table:table-row table:style-name="Tabla3.1">
          <table:covered-table-cell/>
          <table:table-cell table:style-name="Tabla3.B15" office:value-type="string">
            <text:p text:style-name="P4"/>
            <text:p text:style-name="P4">3</text:p>
            <text:p text:style-name="P4"/>
            <text:p text:style-name="P4"/>
          </table:table-cell>
          <table:table-cell table:style-name="Tabla3.C15" table:number-columns-spanned="2" office:value-type="string">
            <text:p text:style-name="P51"><text:span text:style-name="Fuente_20_de_20_párrafo_20_predeter."><text:span text:style-name="T2">El usuario no completa todos los campos y presiona “</text:span></text:span><text:span text:style-name="Fuente_20_de_20_párrafo_20_predeter."><text:span text:style-name="T3">Ingresar</text:span></text:span><text:span text:style-name="Fuente_20_de_20_párrafo_20_predeter."><text:span text:style-name="T2">”. El sistema informa que faltan completar datos. El usuario completa lo faltante y presiona “</text:span></text:span><text:span text:style-name="Fuente_20_de_20_párrafo_20_predeter."><text:span text:style-name="T3">Ingresar</text:span></text:span><text:span text:style-name="Fuente_20_de_20_párrafo_20_predeter."><text:span text:style-name="T2">”. Continua al paso 4.</text:span></text:span></text:p>
          </table:table-cell>
          <table:covered-table-cell/>
        </table:table-row>
        <table:table-row table:style-name="Tabla3.1">
          <table:covered-table-cell/>
          <table:table-cell table:style-name="Tabla3.B16" office:value-type="string">
            <text:p text:style-name="P7">4</text:p>
            <text:p text:style-name="P7"/>
            <text:p text:style-name="P7"/>
          </table:table-cell>
          <table:table-cell table:style-name="Tabla3.C16" table:number-columns-spanned="2" office:value-type="string">
            <text:p text:style-name="P52"><text:span text:style-name="Fuente_20_de_20_párrafo_20_predeter."><text:span text:style-name="T2">El sistema valida e informa con un mensaje por pantalla que dicho usuario no existe en el sistema. El usuario selecciona la opción “</text:span></text:span><text:span text:style-name="Fuente_20_de_20_párrafo_20_predeter."><text:span text:style-name="T3">Registrarse</text:span></text:span><text:span text:style-name="Fuente_20_de_20_párrafo_20_predeter."><text:span text:style-name="T2">”. Se llama al caso de uso </text:span></text:span><text:span text:style-name="Fuente_20_de_20_párrafo_20_predeter."><text:span text:style-name="T7">CU_001_CrearUsuario</text:span></text:span><text:span text:style-name="Fuente_20_de_20_párrafo_20_predeter."><text:span text:style-name="T2">.</text:span></text:span><text:span text:style-name="Fuente_20_de_20_párrafo_20_predeter."><text:span text:style-name="T7"> </text:span></text:span><text:span text:style-name="Fuente_20_de_20_párrafo_20_predeter."><text:span text:style-name="T2">Fin de caso de uso.</text:span></text:span></text:p>
          </table:table-cell>
          <table:covered-table-cell/>
        </table:table-row>
        <table:table-row table:style-name="Tabla3.1">
          <table:table-cell table:style-name="Tabla3.A17" office:value-type="string">
            <text:p text:style-name="P4">Poscondición</text:p>
          </table:table-cell>
          <table:table-cell table:style-name="Tabla3.B17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3.1">
          <table:table-cell table:style-name="Tabla3.A18" office:value-type="string">
            <text:p text:style-name="P4">Casos de Uso asociados</text:p>
          </table:table-cell>
          <table:table-cell table:style-name="Tabla3.B18" table:number-columns-spanned="3" office:value-type="string">
            <text:p text:style-name="P54"><text:span text:style-name="Fuente_20_de_20_párrafo_20_predeter."><text:span text:style-name="T2">CU_004_ReservarAlojamiento <text:s/>– Asociación de inclusión.</text:span></text:span></text:p>
            <text:p text:style-name="P54"><text:span text:style-name="Fuente_20_de_20_párrafo_20_predeter."><text:span text:style-name="T2">CU_005_ConsultarReserva</text:span></text:span> – Asociación de <text:span text:style-name="Fuente_20_de_20_párrafo_20_predeter."><text:span text:style-name="T2">inclusión.</text:span></text:span></text:p>
            <text:p text:style-name="P54"><text:span text:style-name="Fuente_20_de_20_párrafo_20_predeter."><text:span text:style-name="T2">CU_006_CancelarReserva – Asociación de inclusión.</text:span></text:span></text:p>
            <text:p text:style-name="P54"><text:span text:style-name="Fuente_20_de_20_párrafo_20_predeter."><text:span text:style-name="T2">CU_007_RealizarPago – Asociación de inclusión.</text:span></text:span></text:p>
            <text:p text:style-name="P54"><text:span text:style-name="Fuente_20_de_20_párrafo_20_predeter."><text:span text:style-name="T2">CU_0</text:span></text:span><text:span text:style-name="Fuente_20_de_20_párrafo_20_predeter."><text:span text:style-name="T4">08</text:span></text:span><text:span text:style-name="Fuente_20_de_20_párrafo_20_predeter."><text:span text:style-name="T2">_PublicarAlojamiento – Asociación de inclusión.</text:span></text:span></text:p>
            <text:p text:style-name="P54"><text:span text:style-name="Fuente_20_de_20_párrafo_20_predeter."><text:span text:style-name="T2">CU_009_AlquilarAlojamiento – </text:span></text:span><text:span text:style-name="Fuente_20_de_20_párrafo_20_predeter."><text:span text:style-name="T4">Asociación de inclusión.</text:span></text:span></text:p>
            <text:p text:style-name="P54"><text:span text:style-name="Fuente_20_de_20_párrafo_20_predeter."><text:span text:style-name="T2">CU_0</text:span></text:span><text:span text:style-name="Fuente_20_de_20_párrafo_20_predeter."><text:span text:style-name="T4">10</text:span></text:span><text:span text:style-name="Fuente_20_de_20_párrafo_20_predeter."><text:span text:style-name="T2">_ValorarAlojamiento</text:span></text:span> – Asociación de <text:span text:style-name="Fuente_20_de_20_párrafo_20_predeter."><text:span text:style-name="T2">inclusión.</text:span></text:span></text:p>
            <text:p text:style-name="P54"><text:span text:style-name="Fuente_20_de_20_párrafo_20_predeter."><text:span text:style-name="T2">CU_01</text:span></text:span><text:span text:style-name="Fuente_20_de_20_párrafo_20_predeter."><text:span text:style-name="T4">2</text:span></text:span><text:span text:style-name="Fuente_20_de_20_párrafo_20_predeter."><text:span text:style-name="T2">_RegistrarCheckIn – Asociación de inclusión.</text:span></text:span></text:p>
            <text:p text:style-name="P54"><text:span text:style-name="Fuente_20_de_20_párrafo_20_predeter."><text:span text:style-name="T2">CU_01</text:span></text:span><text:span text:style-name="Fuente_20_de_20_párrafo_20_predeter."><text:span text:style-name="T4">3</text:span></text:span><text:span text:style-name="Fuente_20_de_20_párrafo_20_predeter."><text:span text:style-name="T2">_RegistrarCheckOut – Asociación de inclusión.</text:span></text:span></text:p>
            <text:p text:style-name="P54"><text:span text:style-name="Fuente_20_de_20_párrafo_20_predeter."><text:span text:style-name="T2">CU_014_EditarReserva – Asociación de inclusión</text:span></text:span></text:p>
            <text:p text:style-name="P41"><text:span text:style-name="Fuente_20_de_20_párrafo_20_predeter.">CU_015_EditarUsuario – Asociación de inclusión</text:span></text:p>
            <text:p text:style-name="P54"><text:span text:style-name="Fuente_20_de_20_párrafo_20_predeter."><text:span text:style-name="T2">CU_016_BorrarUsuario – Asociación de inclusión</text:span></text:span></text:p>
            <text:p text:style-name="P54"><text:span text:style-name="Fuente_20_de_20_párrafo_20_predeter."><text:span text:style-name="T2">CU_017_Cobrar – Asociación de inclusión</text:span></text:span></text:p>
            <text:p text:style-name="P54"><text:span text:style-name="Fuente_20_de_20_párrafo_20_predeter."><text:span text:style-name="T2">CU_018_RegistrarInquilino – Asociación de inclusión</text:span></text:span></text:p>
            <text:p text:style-name="P53"><text:span text:style-name="Fuente_20_de_20_párrafo_20_predeter."><text:span text:style-name="T11">CU_019_Despublicar</text:span></text:span><text:span text:style-name="Fuente_20_de_20_párrafo_20_predeter."><text:span text:style-name="T12">Alojamiento</text:span></text:span><text:span text:style-name="Fuente_20_de_20_párrafo_20_predeter."><text:span text:style-name="T11"> – Asociación de inclusión</text:span></text:span></text:p>
            <text:p text:style-name="P44"><text:span text:style-name="Fuente_20_de_20_párrafo_20_predeter."><text:span text:style-name="T16">CU_20_EditarAlojamiento <text:s/>– Asociación de inclusión</text:span></text:span></text:p>
            <text:p text:style-name="P44"><text:span text:style-name="Fuente_20_de_20_párrafo_20_predeter."><text:span text:style-name="T16">CU_21_ConsultarAlojamiento – Asociación de inclusión</text:span></text:span></text:p>
          </table:table-cell>
          <table:covered-table-cell/>
          <table:covered-table-cell/>
        </table:table-row>
        <table:table-row table:style-name="Tabla3.1">
          <table:table-cell table:style-name="Tabla3.A19" office:value-type="string">
            <text:p text:style-name="P4"/>
            <text:p text:style-name="P4">Observaciones</text:p>
          </table:table-cell>
          <table:table-cell table:style-name="Tabla3.B19" table:number-columns-spanned="3" office:value-type="string">
            <text:list xml:id="list285281880" text:style-name="L2">
              <text:list-item>
                <text:p text:style-name="P46"><text:span text:style-name="Fuente_20_de_20_párrafo_20_predeter."><text:span text:style-name="T2">El actor puede cancelar la ejecución del caso de uso en cualquier momento</text:span></text:span></text:p>
              </text:list-item>
            </text:list>
          </table:table-cell>
          <table:covered-table-cell/>
          <table:covered-table-cell/>
        </table:table-row>
      </table:table>
      <text:p text:style-name="P11"/>
      <text:h text:style-name="P17" text:outline-level="1"><text:soft-page-break/><text:span text:style-name="T17">Descripción de un Caso de Uso</text:span></text:h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7"><text:span text:style-name="Fuente_20_de_20_párrafo_20_predeter."><text:span text:style-name="T7">CU-003</text:span></text:span></text:p>
          </table:table-cell>
          <table:table-cell table:style-name="Tabla4.B1" table:number-columns-spanned="2" office:value-type="string">
            <text:p text:style-name="P7"><text:span text:style-name="Fuente_20_de_20_párrafo_20_predeter."><text:span text:style-name="T7">CU_003_BuscarAlojamiento</text:span></text:span></text:p>
          </table:table-cell>
          <table:covered-table-cell/>
          <table:table-cell table:style-name="Tabla4.B1" office:value-type="string">
            <text:p text:style-name="P7"><text:span text:style-name="Fuente_20_de_20_párrafo_20_predeter."><text:span text:style-name="T7">VERSIÓN 1</text:span></text:span></text:p>
          </table:table-cell>
        </table:table-row>
        <table:table-row table:style-name="Tabla4.1">
          <table:table-cell table:style-name="Tabla4.A2" office:value-type="string">
            <text:p text:style-name="P4">Prioridad</text:p>
          </table:table-cell>
          <table:table-cell table:style-name="Tabla4.B2" table:number-columns-spanned="3" office:value-type="string">
            <text:p text:style-name="P7"><text:span text:style-name="Fuente_20_de_20_párrafo_20_predeter."><text:span text:style-name="T7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4.1">
          <table:table-cell table:style-name="Tabla4.A3" office:value-type="string">
            <text:p text:style-name="P4">Complejidad</text:p>
          </table:table-cell>
          <table:table-cell table:style-name="Tabla4.B3" table:number-columns-spanned="3" office:value-type="string">
            <text:p text:style-name="P7"><text:span text:style-name="Fuente_20_de_20_párrafo_20_predeter."><text:span text:style-name="T2">Simple / Mediano / </text:span></text:span><text:span text:style-name="Fuente_20_de_20_párrafo_20_predeter."><text:span text:style-name="T7">Complejo</text:span></text:span><text:span text:style-name="Fuente_20_de_20_párrafo_20_predeter."><text:span text:style-name="T2"> / Muy complejo</text:span></text:span></text:p>
          </table:table-cell>
          <table:covered-table-cell/>
          <table:covered-table-cell/>
        </table:table-row>
        <table:table-row table:style-name="Tabla4.1">
          <table:table-cell table:style-name="Tabla4.A4" office:value-type="string">
            <text:p text:style-name="P4">Actor</text:p>
          </table:table-cell>
          <table:table-cell table:style-name="Tabla4.B4" table:number-columns-spanned="3" office:value-type="string">
            <text:p text:style-name="P4">Inquilino – Propietario</text:p>
          </table:table-cell>
          <table:covered-table-cell/>
          <table:covered-table-cell/>
        </table:table-row>
        <table:table-row table:style-name="Tabla4.1">
          <table:table-cell table:style-name="Tabla4.A5" office:value-type="string">
            <text:p text:style-name="P4">Objetivo</text:p>
          </table:table-cell>
          <table:table-cell table:style-name="Tabla4.B5" table:number-columns-spanned="3" office:value-type="string">
            <text:p text:style-name="P4">Buscar alojamientos disponibles según los filtros aplicados.</text:p>
          </table:table-cell>
          <table:covered-table-cell/>
          <table:covered-table-cell/>
        </table:table-row>
        <table:table-row table:style-name="Tabla4.1">
          <table:table-cell table:style-name="Tabla4.A6" office:value-type="string">
            <text:p text:style-name="P4">Precondición</text:p>
          </table:table-cell>
          <table:table-cell table:style-name="Tabla4.B6" table:number-columns-spanned="3" office:value-type="string">
            <text:p text:style-name="P7"><text:span text:style-name="Fuente_20_de_20_párrafo_20_predeter."><text:span text:style-name="T7">-</text:span></text:span></text:p>
          </table:table-cell>
          <table:covered-table-cell/>
          <table:covered-table-cell/>
        </table:table-row>
        <table:table-row table:style-name="Tabla4.1">
          <table:table-cell table:style-name="Tabla4.A14" table:number-rows-spanned="8" office:value-type="string">
            <text:p text:style-name="P6">Secuencia normal</text:p>
          </table:table-cell>
          <table:table-cell table:style-name="Tabla4.B7" office:value-type="string">
            <text:p text:style-name="P4">Paso</text:p>
          </table:table-cell>
          <table:table-cell table:style-name="Tabla4.C7" table:number-columns-spanned="2" office:value-type="string">
            <text:p text:style-name="P4">Acción</text:p>
          </table:table-cell>
          <table:covered-table-cell/>
        </table:table-row>
        <table:table-row table:style-name="Tabla4.1">
          <table:covered-table-cell/>
          <table:table-cell table:style-name="Tabla4.B8" office:value-type="string">
            <text:p text:style-name="P4">1</text:p>
          </table:table-cell>
          <table:table-cell table:style-name="Tabla4.C8" table:number-columns-spanned="2" office:value-type="string">
            <text:p text:style-name="P7"><text:span text:style-name="Fuente_20_de_20_párrafo_20_predeter."><text:span text:style-name="T2">El caso de uso comienza cuando el inquilino selecciona la opción “Buscar alojamientos”.</text:span></text:span></text:p>
          </table:table-cell>
          <table:covered-table-cell/>
        </table:table-row>
        <table:table-row table:style-name="Tabla4.1">
          <table:covered-table-cell/>
          <table:table-cell table:style-name="Tabla4.B9" office:value-type="string">
            <text:p text:style-name="P4">2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4.C9" table:number-columns-spanned="2" office:value-type="string">
            <text:p text:style-name="P7"><text:span text:style-name="Fuente_20_de_20_párrafo_20_predeter."><text:span text:style-name="T2">El sistema muestra una interfaz donde se solicitan los siguientes filtros:</text:span></text:span></text:p>
            <text:list xml:id="list2204824203" text:style-name="L3">
              <text:list-item>
                <text:list>
                  <text:list-item>
                    <text:p text:style-name="P25">Fecha de check-in (obligatorio).</text:p>
                  </text:list-item>
                  <text:list-item>
                    <text:p text:style-name="P25">Fecha de check-out (obligatorio).</text:p>
                  </text:list-item>
                  <text:list-item>
                    <text:p text:style-name="P25"><text:span text:style-name="T18">Cantidad de inquilinos</text:span> (obligatorio).</text:p>
                  </text:list-item>
                  <text:list-item>
                    <text:p text:style-name="P25">Zona turística (obligatorio).</text:p>
                  </text:list-item>
                  <text:list-item>
                    <text:p text:style-name="P25">Número de dormitorios.</text:p>
                  </text:list-item>
                  <text:list-item>
                    <text:p text:style-name="P25">Número de baños.</text:p>
                  </text:list-item>
                  <text:list-item>
                    <text:p text:style-name="P25">Checkbox para elegir comodidades:</text:p>
                    <text:list>
                      <text:list-item>
                        <text:p text:style-name="P29">Wifi.</text:p>
                      </text:list-item>
                      <text:list-item>
                        <text:p text:style-name="P29">Televisión.</text:p>
                      </text:list-item>
                      <text:list-item>
                        <text:p text:style-name="P29">Netflix.</text:p>
                      </text:list-item>
                      <text:list-item>
                        <text:p text:style-name="P29">Aire acondicionado.</text:p>
                      </text:list-item>
                      <text:list-item>
                        <text:p text:style-name="P29">Calefacción.</text:p>
                      </text:list-item>
                      <text:list-item>
                        <text:p text:style-name="P29">Admite mascota.</text:p>
                      </text:list-item>
                      <text:list-item>
                        <text:p text:style-name="P29">Pileta.</text:p>
                      </text:list-item>
                      <text:list-item>
                        <text:p text:style-name="P29">Jacuzzi.</text:p>
                      </text:list-item>
                      <text:list-item>
                        <text:p text:style-name="P29">Cochera.</text:p>
                      </text:list-item>
                      <text:list-item>
                        <text:p text:style-name="P29">Servicio de limpieza.</text:p>
                      </text:list-item>
                      <text:list-item>
                        <text:p text:style-name="P29">Comida a la habitación.</text:p>
                      </text:list-item>
                      <text:list-item>
                        <text:p text:style-name="P26"><text:span text:style-name="T17">Sábanas y toallas.</text:span></text:p>
                      </text:list-item>
                    </text:list>
                  </text:list-item>
                  <text:list-item>
                    <text:p text:style-name="P25">Valoración mínima y máxima.</text:p>
                  </text:list-item>
                  <text:list-item>
                    <text:p text:style-name="P25">Precio mínimo y máximo.</text:p>
                  </text:list-item>
                  <text:list-item>
                    <text:p text:style-name="P30">Ordenamientos:</text:p>
                  </text:list-item>
                </text:list>
              </text:list-item>
            </text:list>
            <text:list xml:id="list1842837426" text:style-name="L4">
              <text:list-item>
                <text:list>
                  <text:list-item>
                    <text:p text:style-name="P27">Menor precio.</text:p>
                  </text:list-item>
                  <text:list-item>
                    <text:p text:style-name="P27">Mayor precio.</text:p>
                  </text:list-item>
                  <text:list-item>
                    <text:p text:style-name="P27"><text:soft-page-break/>Mejor valorado.</text:p>
                  </text:list-item>
                  <text:list-item>
                    <text:p text:style-name="P27">Peor valorado.</text:p>
                  </text:list-item>
                  <text:list-item>
                    <text:p text:style-name="P27">Más antiguo.</text:p>
                  </text:list-item>
                  <text:list-item>
                    <text:p text:style-name="P27">Más reciente.</text:p>
                  </text:list-item>
                </text:list>
              </text:list-item>
            </text:list>
            <text:p text:style-name="P12">Por defecto el ordenamiento será por mejor valorado.</text:p>
            <text:p text:style-name="P12">Además proporciona las opciones “Limpiar filtros” y “Buscar”.</text:p>
          </table:table-cell>
          <table:covered-table-cell/>
        </table:table-row>
        <table:table-row table:style-name="Tabla4.1">
          <table:covered-table-cell/>
          <table:table-cell table:style-name="Tabla4.B10" office:value-type="string">
            <text:p text:style-name="P4">3</text:p>
          </table:table-cell>
          <table:table-cell table:style-name="Tabla4.C10" table:number-columns-spanned="2" office:value-type="string">
            <text:p text:style-name="P7"><text:span text:style-name="Fuente_20_de_20_párrafo_20_predeter."><text:span text:style-name="T2">El inquilino ingresa todos los datos solicitados y selecciona la opción “Buscar”.</text:span></text:span></text:p>
          </table:table-cell>
          <table:covered-table-cell/>
        </table:table-row>
        <table:table-row table:style-name="Tabla4.1">
          <table:covered-table-cell/>
          <table:table-cell table:style-name="Tabla4.B11" office:value-type="string">
            <text:p text:style-name="P4">4</text:p>
          </table:table-cell>
          <table:table-cell table:style-name="Tabla4.C11" table:number-columns-spanned="2" office:value-type="string">
            <text:p text:style-name="P7"><text:span text:style-name="Fuente_20_de_20_párrafo_20_predeter."><text:span text:style-name="T2">El sistema muestra todos los alojamientos que cumplen con los filtros.</text:span></text:span></text:p>
          </table:table-cell>
          <table:covered-table-cell/>
        </table:table-row>
        <table:table-row table:style-name="Tabla4.1">
          <table:covered-table-cell/>
          <table:table-cell table:style-name="Tabla4.B12" office:value-type="string">
            <text:p text:style-name="P4">5</text:p>
          </table:table-cell>
          <table:table-cell table:style-name="Tabla4.C12" table:number-columns-spanned="2" office:value-type="string">
            <text:p text:style-name="P7">El inquilino selecciona un alojamiento del listado.</text:p>
          </table:table-cell>
          <table:covered-table-cell/>
        </table:table-row>
        <table:table-row table:style-name="Tabla4.1">
          <table:covered-table-cell/>
          <table:table-cell table:style-name="Tabla4.B13" office:value-type="string">
            <text:p text:style-name="P4">6</text:p>
          </table:table-cell>
          <table:table-cell table:style-name="Tabla4.C13" table:number-columns-spanned="2" office:value-type="string">
            <text:p text:style-name="P7">El sistema muestra la siguiente información del alojamiento seleccionado:</text:p>
            <text:list xml:id="list2351523615" text:style-name="L5">
              <text:list-item>
                <text:list>
                  <text:list-item>
                    <text:p text:style-name="P32">Fecha de check-in.</text:p>
                  </text:list-item>
                  <text:list-item>
                    <text:p text:style-name="P32">Fecha de check-out.</text:p>
                  </text:list-item>
                  <text:list-item>
                    <text:p text:style-name="P28">Ocupación máxima.</text:p>
                  </text:list-item>
                  <text:list-item>
                    <text:p text:style-name="P28">Zona turística.</text:p>
                  </text:list-item>
                  <text:list-item>
                    <text:p text:style-name="P28">Número de dormitorios.</text:p>
                  </text:list-item>
                  <text:list-item>
                    <text:p text:style-name="P28">Número de baños.</text:p>
                  </text:list-item>
                  <text:list-item>
                    <text:p text:style-name="P28">Comodidades.</text:p>
                  </text:list-item>
                  <text:list-item>
                    <text:p text:style-name="P28">Formas de pago habilitadas.</text:p>
                  </text:list-item>
                  <text:list-item>
                    <text:p text:style-name="P28">Valoración.</text:p>
                  </text:list-item>
                  <text:list-item>
                    <text:p text:style-name="P28">Fotos</text:p>
                  </text:list-item>
                </text:list>
              </text:list-item>
            </text:list>
            <text:p text:style-name="P12">Ademas el sistema proporciona una opción para reservar el alojamiento.</text:p>
          </table:table-cell>
          <table:covered-table-cell/>
        </table:table-row>
        <table:table-row table:style-name="Tabla4.1">
          <table:covered-table-cell/>
          <table:table-cell table:style-name="Tabla4.B14" office:value-type="string">
            <text:p text:style-name="P4">7</text:p>
          </table:table-cell>
          <table:table-cell table:style-name="Tabla4.C14" table:number-columns-spanned="2" office:value-type="string">
            <text:p text:style-name="P4">Fin del Caso de Uso.</text:p>
          </table:table-cell>
          <table:covered-table-cell/>
        </table:table-row>
        <table:table-row table:style-name="Tabla4.1">
          <table:table-cell table:style-name="Tabla4.A17" table:number-rows-spanned="3" office:value-type="string">
            <text:p text:style-name="P6">Excepciones</text:p>
          </table:table-cell>
          <table:table-cell table:style-name="Tabla4.B15" office:value-type="string">
            <text:p text:style-name="P4">Paso</text:p>
          </table:table-cell>
          <table:table-cell table:style-name="Tabla4.C15" table:number-columns-spanned="2" office:value-type="string">
            <text:p text:style-name="P4">Acción</text:p>
          </table:table-cell>
          <table:covered-table-cell/>
        </table:table-row>
        <table:table-row table:style-name="Tabla4.1">
          <table:covered-table-cell/>
          <table:table-cell table:style-name="Tabla4.B16" office:value-type="string">
            <text:p text:style-name="P7">3</text:p>
            <text:p text:style-name="P7"/>
            <text:p text:style-name="P7"/>
          </table:table-cell>
          <table:table-cell table:style-name="Tabla4.C16" table:number-columns-spanned="2" office:value-type="string">
            <text:p text:style-name="P7">El usuario no ingresa algunos de los campos obligatorios y selecciona la opción “Buscar”. El sistema informa por pantalla la falta de dichos datos. El Inquilino ingresa dichos datos y selecciona la opción “Buscar. Continúa al paso 4.</text:p>
          </table:table-cell>
          <table:covered-table-cell/>
        </table:table-row>
        <table:table-row table:style-name="Tabla4.1">
          <table:covered-table-cell/>
          <table:table-cell table:style-name="Tabla4.B17" office:value-type="string">
            <text:p text:style-name="P4">5</text:p>
            <text:p text:style-name="P4"/>
            <text:p text:style-name="P4"/>
          </table:table-cell>
          <table:table-cell table:style-name="Tabla4.C17" table:number-columns-spanned="2" office:value-type="string">
            <text:p text:style-name="P7"><text:span text:style-name="Fuente_20_de_20_párrafo_20_predeter."><text:span text:style-name="T2">El sistema no encuentra alojamientos que cumplan con los filtros. Muestra un mensaje por pantalla indicando al usuario que no se encontraron alojamientos. Vuelve al paso 3.</text:span></text:span></text:p>
          </table:table-cell>
          <table:covered-table-cell/>
        </table:table-row>
        <table:table-row table:style-name="Tabla4.1">
          <table:table-cell table:style-name="Tabla4.A18" office:value-type="string">
            <text:p text:style-name="P4">Poscondición</text:p>
          </table:table-cell>
          <table:table-cell table:style-name="Tabla4.B18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4.19">
          <table:table-cell table:style-name="Tabla4.A19" office:value-type="string">
            <text:p text:style-name="P4">Casos de Uso asociados</text:p>
          </table:table-cell>
          <table:table-cell table:style-name="Tabla4.B19" table:number-columns-spanned="3" office:value-type="string">
            <text:p text:style-name="P7"><text:span text:style-name="Fuente_20_de_20_párrafo_20_predeter."><text:span text:style-name="T2">-</text:span></text:span></text:p>
          </table:table-cell>
          <table:covered-table-cell/>
          <table:covered-table-cell/>
        </table:table-row>
        <table:table-row table:style-name="Tabla4.1">
          <table:table-cell table:style-name="Tabla4.A20" office:value-type="string">
            <text:p text:style-name="P4">Observaciones</text:p>
          </table:table-cell>
          <table:table-cell table:style-name="Tabla4.B20" table:number-columns-spanned="3" office:value-type="string">
            <text:list xml:id="list1648219866" text:style-name="L6">
              <text:list-item>
                <text:p text:style-name="P36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11"/>
      <text:h text:style-name="P18" text:outline-level="1">Descripción de un Caso de Uso</text:h>
      <text:p text:style-name="Standard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7"><text:span text:style-name="Fuente_20_de_20_párrafo_20_predeter."><text:span text:style-name="T7">CU-004</text:span></text:span></text:p>
          </table:table-cell>
          <table:table-cell table:style-name="Tabla5.B1" table:number-columns-spanned="2" office:value-type="string">
            <text:p text:style-name="P7"><text:span text:style-name="Fuente_20_de_20_párrafo_20_predeter."><text:span text:style-name="T7">CU_004_ReservarAlojamiento</text:span></text:span></text:p>
          </table:table-cell>
          <table:covered-table-cell/>
          <table:table-cell table:style-name="Tabla5.B1" office:value-type="string">
            <text:p text:style-name="P7"><text:span text:style-name="Fuente_20_de_20_párrafo_20_predeter."><text:span text:style-name="T7">VERSIÓN 1</text:span></text:span></text:p>
          </table:table-cell>
        </table:table-row>
        <table:table-row table:style-name="Tabla5.1">
          <table:table-cell table:style-name="Tabla5.A2" office:value-type="string">
            <text:p text:style-name="P4">Prioridad</text:p>
          </table:table-cell>
          <table:table-cell table:style-name="Tabla5.B2" table:number-columns-spanned="3" office:value-type="string">
            <text:p text:style-name="P7"><text:span text:style-name="Fuente_20_de_20_párrafo_20_predeter."><text:span text:style-name="T7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4">Complejidad</text:p>
          </table:table-cell>
          <table:table-cell table:style-name="Tabla5.B3" table:number-columns-spanned="3" office:value-type="string">
            <text:p text:style-name="P7"><text:span text:style-name="Fuente_20_de_20_párrafo_20_predeter."><text:span text:style-name="T2">Simple / Mediano / Complejo / </text:span></text:span><text:span text:style-name="Fuente_20_de_20_párrafo_20_predeter."><text:span text:style-name="T7">Muy complejo</text:span></text:span></text:p>
          </table:table-cell>
          <table:covered-table-cell/>
          <table:covered-table-cell/>
        </table:table-row>
        <table:table-row table:style-name="Tabla5.1">
          <table:table-cell table:style-name="Tabla5.A4" office:value-type="string">
            <text:p text:style-name="P4">Actor</text:p>
          </table:table-cell>
          <table:table-cell table:style-name="Tabla5.B4" table:number-columns-spanned="3" office:value-type="string">
            <text:p text:style-name="P4">Inquilino - Propietario</text:p>
          </table:table-cell>
          <table:covered-table-cell/>
          <table:covered-table-cell/>
        </table:table-row>
        <table:table-row table:style-name="Tabla5.1">
          <table:table-cell table:style-name="Tabla5.A5" office:value-type="string">
            <text:p text:style-name="P4">Objetivo</text:p>
          </table:table-cell>
          <table:table-cell table:style-name="Tabla5.B5" table:number-columns-spanned="3" office:value-type="string">
            <text:p text:style-name="P7"><text:span text:style-name="Fuente_20_de_20_párrafo_20_predeter."><text:span text:style-name="T2">Generar y registrar en el sistema una reserva de un alojamiento.</text:span></text:span></text:p>
          </table:table-cell>
          <table:covered-table-cell/>
          <table:covered-table-cell/>
        </table:table-row>
        <table:table-row table:style-name="Tabla5.1">
          <table:table-cell table:style-name="Tabla5.A6" office:value-type="string">
            <text:p text:style-name="P4">Precondición</text:p>
          </table:table-cell>
          <table:table-cell table:style-name="Tabla5.B6" table:number-columns-spanned="3" office:value-type="string">
            <text:p text:style-name="P7"><text:span text:style-name="Fuente_20_de_20_párrafo_20_predeter."><text:span text:style-name="T2">El Inquilino debe estar logueado en el sistema (</text:span></text:span><text:span text:style-name="Fuente_20_de_20_párrafo_20_predeter."><text:span text:style-name="T7">CU_002_Login).</text:span></text:span></text:p>
          </table:table-cell>
          <table:covered-table-cell/>
          <table:covered-table-cell/>
        </table:table-row>
        <table:table-row table:style-name="Tabla5.1">
          <table:table-cell table:style-name="Tabla5.A11" table:number-rows-spanned="5" office:value-type="string">
            <text:p text:style-name="P6">Secuencia normal</text:p>
          </table:table-cell>
          <table:table-cell table:style-name="Tabla5.B7" office:value-type="string">
            <text:p text:style-name="P4">Paso</text:p>
          </table:table-cell>
          <table:table-cell table:style-name="Tabla5.C7" table:number-columns-spanned="2" office:value-type="string">
            <text:p text:style-name="P4">Acción</text:p>
          </table:table-cell>
          <table:covered-table-cell/>
        </table:table-row>
        <table:table-row table:style-name="Tabla5.1">
          <table:covered-table-cell/>
          <table:table-cell table:style-name="Tabla5.B8" office:value-type="string">
            <text:p text:style-name="P4">1</text:p>
          </table:table-cell>
          <table:table-cell table:style-name="Tabla5.C8" table:number-columns-spanned="2" office:value-type="string">
            <text:p text:style-name="P7"><text:span text:style-name="Fuente_20_de_20_párrafo_20_predeter."><text:span text:style-name="T2">El caso de uso comienza cuando el Inquilino selecciona la opción “Reservar </text:span></text:span><text:span text:style-name="Fuente_20_de_20_párrafo_20_predeter."><text:span text:style-name="T5">Alojamiento</text:span></text:span><text:span text:style-name="Fuente_20_de_20_párrafo_20_predeter."><text:span text:style-name="T2">”.</text:span></text:span></text:p>
          </table:table-cell>
          <table:covered-table-cell/>
        </table:table-row>
        <table:table-row table:style-name="Tabla5.1">
          <table:covered-table-cell/>
          <table:table-cell table:style-name="Tabla5.B9" office:value-type="string">
            <text:p text:style-name="P4">2</text:p>
          </table:table-cell>
          <table:table-cell table:style-name="Tabla5.C9" table:number-columns-spanned="2" office:value-type="string">
            <text:p text:style-name="P7">El sistema muestra la siguiente información de la reserva a confirmar:</text:p>
            <text:list xml:id="list452290802" text:style-name="L18">
              <text:list-item>
                <text:p text:style-name="P20">Fecha check-in.</text:p>
              </text:list-item>
            </text:list>
            <text:list xml:id="list1419956301" text:style-name="L19">
              <text:list-item>
                <text:p text:style-name="P21">Fecha check-out.</text:p>
              </text:list-item>
              <text:list-item>
                <text:p text:style-name="P23">Cantidad de Inquilinos.</text:p>
              </text:list-item>
              <text:list-item>
                <text:p text:style-name="P21">Inquilino:</text:p>
                <text:list>
                  <text:list-item>
                    <text:p text:style-name="P21">Nombre.</text:p>
                  </text:list-item>
                  <text:list-item>
                    <text:p text:style-name="P21">Apellido.</text:p>
                  </text:list-item>
                  <text:list-item>
                    <text:p text:style-name="P21"><text:span text:style-name="T19">Teléfono</text:span>.</text:p>
                  </text:list-item>
                  <text:list-item>
                    <text:p text:style-name="P21">Email.</text:p>
                  </text:list-item>
                </text:list>
              </text:list-item>
              <text:list-item>
                <text:p text:style-name="P21">Alojamiento:</text:p>
                <text:list>
                  <text:list-item>
                    <text:p text:style-name="P21">Nro de dormitorios.</text:p>
                  </text:list-item>
                  <text:list-item>
                    <text:p text:style-name="P21">Nro de baños.</text:p>
                  </text:list-item>
                  <text:list-item>
                    <text:p text:style-name="P21">Comodidades:</text:p>
                    <text:list>
                      <text:list-item>
                        <text:p text:style-name="P21"><text:span text:style-name="T17">Wifi.</text:span></text:p>
                      </text:list-item>
                      <text:list-item>
                        <text:p text:style-name="P21"><text:span text:style-name="T17">Televisión.</text:span></text:p>
                      </text:list-item>
                      <text:list-item>
                        <text:p text:style-name="P21"><text:span text:style-name="T17">Netflix.</text:span></text:p>
                      </text:list-item>
                      <text:list-item>
                        <text:p text:style-name="P21"><text:span text:style-name="T17">Aire acondicionado.</text:span></text:p>
                      </text:list-item>
                      <text:list-item>
                        <text:p text:style-name="P21"><text:span text:style-name="T17">Calefacción.</text:span></text:p>
                      </text:list-item>
                      <text:list-item>
                        <text:p text:style-name="P21"><text:span text:style-name="T17">Admite mascota.</text:span></text:p>
                      </text:list-item>
                      <text:list-item>
                        <text:p text:style-name="P21"><text:span text:style-name="T17">Pileta.</text:span></text:p>
                      </text:list-item>
                      <text:list-item>
                        <text:p text:style-name="P21"><text:span text:style-name="T17">Jacuzzi.</text:span></text:p>
                      </text:list-item>
                      <text:list-item>
                        <text:p text:style-name="P21"><text:span text:style-name="T17">Cochera.</text:span></text:p>
                      </text:list-item>
                      <text:list-item>
                        <text:p text:style-name="P21"><text:span text:style-name="T17">Servicio de limpieza.</text:span></text:p>
                      </text:list-item>
                      <text:list-item>
                        <text:p text:style-name="P21"><text:span text:style-name="T17">Comida a la habitación.</text:span></text:p>
                      </text:list-item>
                      <text:list-item>
                        <text:p text:style-name="P21"><text:span text:style-name="T17">Sábanas y toallas.</text:span></text:p>
                      </text:list-item>
                    </text:list>
                  </text:list-item>
                </text:list>
              </text:list-item>
              <text:list-item>
                <text:p text:style-name="P23"><text:span text:style-name="T17">Zona turística.</text:span></text:p>
              </text:list-item>
              <text:list-item>
                <text:p text:style-name="P21">Dirección:</text:p>
                <text:list>
                  <text:list-item>
                    <text:p text:style-name="P21">Calle y número.</text:p>
                  </text:list-item>
                  <text:list-item>
                    <text:p text:style-name="P21">Piso <text:span text:style-name="T19">y número depto (pueden estar vaciós).</text:span></text:p>
                  </text:list-item>
                  <text:list-item>
                    <text:p text:style-name="P23">Localidad.</text:p>
                  </text:list-item>
                  <text:list-item>
                    <text:p text:style-name="P23">Provincia.</text:p>
                  </text:list-item>
                  <text:list-item>
                    <text:p text:style-name="P23">País.</text:p>
                  </text:list-item>
                </text:list>
              </text:list-item>
              <text:list-item>
                <text:p text:style-name="P24">Propietario:</text:p>
                <text:list>
                  <text:list-item>
                    <text:p text:style-name="P22">Nombre.</text:p>
                  </text:list-item>
                  <text:list-item>
                    <text:p text:style-name="P22">Apellido.</text:p>
                  </text:list-item>
                  <text:list-item>
                    <text:p text:style-name="P22"><text:span text:style-name="T19">Teléfono</text:span>.</text:p>
                  </text:list-item>
                  <text:list-item>
                    <text:p text:style-name="P24">Email.</text:p>
                  </text:list-item>
                </text:list>
              </text:list-item>
              <text:list-item>
                <text:p text:style-name="P24">Monto total.</text:p>
              </text:list-item>
            </text:list>
            <text:p text:style-name="P7">Y proporciona la opción “Reserva<text:span text:style-name="T19">r</text:span>”.</text:p>
          </table:table-cell>
          <table:covered-table-cell/>
        </table:table-row>
        <table:table-row table:style-name="Tabla5.1">
          <table:covered-table-cell/>
          <table:table-cell table:style-name="Tabla5.B10" office:value-type="string">
            <text:p text:style-name="P4">3</text:p>
          </table:table-cell>
          <table:table-cell table:style-name="Tabla5.C10" table:number-columns-spanned="2" office:value-type="string">
            <text:p text:style-name="P7">El Inquilino selección la opción “Reserva<text:span text:style-name="T20">r</text:span>”.</text:p>
            <text:p text:style-name="P7">Se llama al <text:span text:style-name="Fuente_20_de_20_párrafo_20_predeter."><text:span text:style-name="T15">CU_07_RealizarPago.</text:span></text:span></text:p>
          </table:table-cell>
          <table:covered-table-cell/>
        </table:table-row>
        <table:table-row table:style-name="Tabla5.11">
          <table:covered-table-cell/>
          <table:table-cell table:style-name="Tabla5.B11" office:value-type="string">
            <text:p text:style-name="P4">4</text:p>
          </table:table-cell>
          <table:table-cell table:style-name="Tabla5.C11" table:number-columns-spanned="2" office:value-type="string">
            <text:p text:style-name="P7">El sistema registra una nueva reserva con los datos anteriormente confirmados<text:span text:style-name="Fuente_20_de_20_párrafo_20_predeter."><text:span text:style-name="T7">.</text:span></text:span><text:span text:style-name="Fuente_20_de_20_párrafo_20_predeter."><text:span text:style-name="T2"> Fin del CU.</text:span></text:span></text:p>
          </table:table-cell>
          <table:covered-table-cell/>
        </table:table-row>
        <table:table-row table:style-name="Tabla5.1">
          <table:table-cell table:style-name="Tabla5.A12" office:value-type="string">
            <text:p text:style-name="P6">Excepciones</text:p>
          </table:table-cell>
          <table:table-cell table:style-name="Tabla5.B12" office:value-type="string">
            <text:p text:style-name="P4">Paso</text:p>
          </table:table-cell>
          <table:table-cell table:style-name="Tabla5.C12" table:number-columns-spanned="2" office:value-type="string">
            <text:p text:style-name="P4">Acción</text:p>
          </table:table-cell>
          <table:covered-table-cell/>
        </table:table-row>
        <table:table-row table:style-name="Tabla5.1">
          <table:table-cell table:style-name="Tabla5.A13" office:value-type="string">
            <text:p text:style-name="P4">Poscondición</text:p>
          </table:table-cell>
          <table:table-cell table:style-name="Tabla5.B13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5.1">
          <table:table-cell table:style-name="Tabla5.A14" office:value-type="string">
            <text:p text:style-name="P4">Casos de Uso asociados</text:p>
          </table:table-cell>
          <table:table-cell table:style-name="Tabla5.B14" table:number-columns-spanned="3" office:value-type="string">
            <text:p text:style-name="P7"><text:span text:style-name="Fuente_20_de_20_párrafo_20_predeter."><text:span text:style-name="T8">C</text:span></text:span><text:span text:style-name="Fuente_20_de_20_párrafo_20_predeter."><text:span text:style-name="T7">U_00</text:span></text:span><text:span text:style-name="Fuente_20_de_20_párrafo_20_predeter."><text:span text:style-name="T8">7</text:span></text:span><text:span text:style-name="Fuente_20_de_20_párrafo_20_predeter."><text:span text:style-name="T7">_</text:span></text:span><text:span text:style-name="Fuente_20_de_20_párrafo_20_predeter."><text:span text:style-name="T8">RealizarPago </text:span></text:span><text:span text:style-name="Fuente_20_de_20_párrafo_20_predeter."><text:span text:style-name="T2">- <text:s/>Asociación de inclusión.</text:span></text:span></text:p>
          </table:table-cell>
          <table:covered-table-cell/>
          <table:covered-table-cell/>
        </table:table-row>
        <table:table-row table:style-name="Tabla5.1">
          <table:table-cell table:style-name="Tabla5.A15" office:value-type="string">
            <text:p text:style-name="P4">Observaciones</text:p>
          </table:table-cell>
          <table:table-cell table:style-name="Tabla5.B15" table:number-columns-spanned="3" office:value-type="string">
            <text:list xml:id="list1291771507" text:style-name="L8">
              <text:list-item>
                <text:p text:style-name="P37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11"/>
      <text:h text:style-name="P18" text:outline-level="1">Descripción de un Caso de Uso</text:h>
      <text:p text:style-name="Standard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 table:style-name="Tabla6.1">
          <table:table-cell table:style-name="Tabla6.A1" office:value-type="string">
            <text:p text:style-name="P7"><text:span text:style-name="Fuente_20_de_20_párrafo_20_predeter."><text:span text:style-name="T7">CU-005</text:span></text:span></text:p>
          </table:table-cell>
          <table:table-cell table:style-name="Tabla6.B1" table:number-columns-spanned="2" office:value-type="string">
            <text:p text:style-name="P7"><text:span text:style-name="Fuente_20_de_20_párrafo_20_predeter."><text:span text:style-name="T7">CU_005_ConsultarReserva</text:span></text:span></text:p>
          </table:table-cell>
          <table:covered-table-cell/>
          <table:table-cell table:style-name="Tabla6.B1" office:value-type="string">
            <text:p text:style-name="P7"><text:span text:style-name="Fuente_20_de_20_párrafo_20_predeter."><text:span text:style-name="T7">VERSIÓN 1</text:span></text:span></text:p>
          </table:table-cell>
        </table:table-row>
        <table:table-row table:style-name="Tabla6.1">
          <table:table-cell table:style-name="Tabla6.A2" office:value-type="string">
            <text:p text:style-name="P4">Prioridad</text:p>
          </table:table-cell>
          <table:table-cell table:style-name="Tabla6.B2" table:number-columns-spanned="3" office:value-type="string">
            <text:p text:style-name="P7"><text:span text:style-name="Fuente_20_de_20_párrafo_20_predeter."><text:span text:style-name="T7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6.1">
          <table:table-cell table:style-name="Tabla6.A3" office:value-type="string">
            <text:p text:style-name="P4">Complejidad</text:p>
          </table:table-cell>
          <table:table-cell table:style-name="Tabla6.B3" table:number-columns-spanned="3" office:value-type="string">
            <text:p text:style-name="P7"><text:span text:style-name="Fuente_20_de_20_párrafo_20_predeter."><text:span text:style-name="T2">Simple / Mediano / </text:span></text:span><text:span text:style-name="Fuente_20_de_20_párrafo_20_predeter."><text:span text:style-name="T7">Complejo</text:span></text:span><text:span text:style-name="Fuente_20_de_20_párrafo_20_predeter."><text:span text:style-name="T2"> / Muy complejo</text:span></text:span></text:p>
          </table:table-cell>
          <table:covered-table-cell/>
          <table:covered-table-cell/>
        </table:table-row>
        <table:table-row table:style-name="Tabla6.1">
          <table:table-cell table:style-name="Tabla6.A4" office:value-type="string">
            <text:p text:style-name="P4">Actor</text:p>
          </table:table-cell>
          <table:table-cell table:style-name="Tabla6.B4" table:number-columns-spanned="3" office:value-type="string">
            <text:p text:style-name="P4">Inquilino - Propietario</text:p>
          </table:table-cell>
          <table:covered-table-cell/>
          <table:covered-table-cell/>
        </table:table-row>
        <table:table-row table:style-name="Tabla6.1">
          <table:table-cell table:style-name="Tabla6.A5" office:value-type="string">
            <text:p text:style-name="P4">Objetivo</text:p>
          </table:table-cell>
          <table:table-cell table:style-name="Tabla6.B5" table:number-columns-spanned="3" office:value-type="string">
            <text:p text:style-name="P4">Mostrar el histórico de reservas de un usuario y mostrar la información de una reserva elegida por el usuario.</text:p>
          </table:table-cell>
          <table:covered-table-cell/>
          <table:covered-table-cell/>
        </table:table-row>
        <table:table-row table:style-name="Tabla6.1">
          <table:table-cell table:style-name="Tabla6.A6" office:value-type="string">
            <text:p text:style-name="P4">Precondición</text:p>
          </table:table-cell>
          <table:table-cell table:style-name="Tabla6.B6" table:number-columns-spanned="3" office:value-type="string">
            <text:p text:style-name="P7"><text:span text:style-name="Fuente_20_de_20_párrafo_20_predeter."><text:span text:style-name="T2">El usuario debe estar logueado en el sistema </text:span></text:span><text:span text:style-name="Fuente_20_de_20_párrafo_20_predeter."><text:span text:style-name="T7">CU_002_Login.</text:span></text:span></text:p>
          </table:table-cell>
          <table:covered-table-cell/>
          <table:covered-table-cell/>
        </table:table-row>
        <table:table-row table:style-name="Tabla6.1">
          <table:table-cell table:style-name="Tabla6.A12" table:number-rows-spanned="6" office:value-type="string">
            <text:p text:style-name="P6">Secuencia normal</text:p>
          </table:table-cell>
          <table:table-cell table:style-name="Tabla6.B7" office:value-type="string">
            <text:p text:style-name="P4">Paso</text:p>
          </table:table-cell>
          <table:table-cell table:style-name="Tabla6.C7" table:number-columns-spanned="2" office:value-type="string">
            <text:p text:style-name="P4">Acción</text:p>
          </table:table-cell>
          <table:covered-table-cell/>
        </table:table-row>
        <table:table-row table:style-name="Tabla6.1">
          <table:covered-table-cell/>
          <table:table-cell table:style-name="Tabla6.B8" office:value-type="string">
            <text:p text:style-name="P4">1</text:p>
          </table:table-cell>
          <table:table-cell table:style-name="Tabla6.C8" table:number-columns-spanned="2" office:value-type="string">
            <text:p text:style-name="P7"><text:span text:style-name="Fuente_20_de_20_párrafo_20_predeter."><text:span text:style-name="T2">El caso de uso comienza cuando el usuario selecciona la opción “Mis Reservas”</text:span></text:span></text:p>
          </table:table-cell>
          <table:covered-table-cell/>
        </table:table-row>
        <table:table-row table:style-name="Tabla6.9">
          <table:covered-table-cell/>
          <table:table-cell table:style-name="Tabla6.B9" office:value-type="string">
            <text:p text:style-name="P4">2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6.C9" table:number-columns-spanned="2" office:value-type="string">
            <text:p text:style-name="P7"><text:span text:style-name="Fuente_20_de_20_párrafo_20_predeter."><text:span text:style-name="T2">El sistema muestra una interfaz con una tabla donde se listan las reservas realizadas por el usuario desde su creación ordenadas desde las más reciente hasta la más antigua.</text:span></text:span></text:p>
            <text:p text:style-name="P4"/>
            <text:p text:style-name="P7"><text:span text:style-name="Fuente_20_de_20_párrafo_20_predeter."><text:span text:style-name="T2">Dicha tabla contiene la siguiente información:</text:span></text:span></text:p>
            <text:list xml:id="list415657971" text:style-name="L9">
              <text:list-item>
                <text:p text:style-name="P62"><text:span text:style-name="Fuente_20_de_20_párrafo_20_predeter."><text:span text:style-name="T2">Nombre de alojamiento.</text:span></text:span></text:p>
              </text:list-item>
              <text:list-item>
                <text:p text:style-name="P62"><text:span text:style-name="Fuente_20_de_20_párrafo_20_predeter."><text:span text:style-name="T2">Fecha de Check-in.</text:span></text:span></text:p>
              </text:list-item>
              <text:list-item>
                <text:p text:style-name="P62"><text:span text:style-name="Fuente_20_de_20_párrafo_20_predeter."><text:span text:style-name="T2">Fecha de Check-out.</text:span></text:span></text:p>
              </text:list-item>
              <text:list-item>
                <text:p text:style-name="P62"><text:span text:style-name="Fuente_20_de_20_párrafo_20_predeter."><text:span text:style-name="T2">Zona turística.</text:span></text:span></text:p>
              </text:list-item>
              <text:list-item>
                <text:p text:style-name="P62"><text:span text:style-name="Fuente_20_de_20_párrafo_20_predeter."><text:span text:style-name="T2">Estado de reserva.</text:span></text:span></text:p>
              </text:list-item>
            </text:list>
            <text:p text:style-name="P4">Cada registro de la columna Nombre de alojamiento será un link referenciando a información detallada de dicha reserva.</text:p>
          </table:table-cell>
          <table:covered-table-cell/>
        </table:table-row>
        <table:table-row table:style-name="Tabla6.1">
          <table:covered-table-cell/>
          <table:table-cell table:style-name="Tabla6.B10" office:value-type="string">
            <text:p text:style-name="P4">3</text:p>
          </table:table-cell>
          <table:table-cell table:style-name="Tabla6.C10" table:number-columns-spanned="2" office:value-type="string">
            <text:p text:style-name="P7"><text:span text:style-name="Fuente_20_de_20_párrafo_20_predeter."><text:span text:style-name="T2">El usuario selecciona una reserva en particular.</text:span></text:span></text:p>
          </table:table-cell>
          <table:covered-table-cell/>
        </table:table-row>
        <table:table-row table:style-name="Tabla6.1">
          <table:covered-table-cell/>
          <table:table-cell table:style-name="Tabla6.B11" office:value-type="string">
            <text:p text:style-name="P4">4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la6.C11" table:number-columns-spanned="2" office:value-type="string">
            <text:p text:style-name="P7"><text:span text:style-name="Fuente_20_de_20_párrafo_20_predeter."><text:span text:style-name="T2">El sistema muestra una interfaz con la información de dicha reserva:</text:span></text:span></text:p>
            <text:list xml:id="list210351198067908" text:style-name="L4">
              <text:list-item>
                <text:list>
                  <text:list-item>
                    <text:p text:style-name="P47">Código de reserva.</text:p>
                  </text:list-item>
                  <text:list-item>
                    <text:p text:style-name="P47">Fecha check-in.</text:p>
                  </text:list-item>
                  <text:list-item>
                    <text:p text:style-name="P47">Fecha check-out.</text:p>
                  </text:list-item>
                  <text:list-item>
                    <text:p text:style-name="P47">Inquilino:</text:p>
                    <text:list>
                      <text:list-item>
                        <text:p text:style-name="P47">Nombre.</text:p>
                      </text:list-item>
                      <text:list-item>
                        <text:p text:style-name="P47">Apellido.</text:p>
                      </text:list-item>
                      <text:list-item>
                        <text:p text:style-name="P47">DNI.</text:p>
                      </text:list-item>
                      <text:list-item>
                        <text:p text:style-name="P47">Email.</text:p>
                      </text:list-item>
                    </text:list>
                  </text:list-item>
                  <text:list-item>
                    <text:p text:style-name="P47">Alojamiento:</text:p>
                    <text:list>
                      <text:list-item>
                        <text:p text:style-name="P47">Nro de dormitorios.</text:p>
                      </text:list-item>
                      <text:list-item>
                        <text:p text:style-name="P47">Nro de baños.</text:p>
                      </text:list-item>
                      <text:list-item>
                        <text:p text:style-name="P47">Comodidades.</text:p>
                      </text:list-item>
                      <text:list-item>
                        <text:p text:style-name="P47">Dirección.</text:p>
                      </text:list-item>
                      <text:list-item>
                        <text:p text:style-name="P47">Zona Turística.</text:p>
                      </text:list-item>
                    </text:list>
                  </text:list-item>
                  <text:list-item>
                    <text:p text:style-name="P47">Propietario.</text:p>
                    <text:list>
                      <text:list-item>
                        <text:p text:style-name="P47">Nombre.</text:p>
                      </text:list-item>
                      <text:list-item>
                        <text:p text:style-name="P47">Apellido.</text:p>
                      </text:list-item>
                      <text:list-item>
                        <text:p text:style-name="P47">Teléfono.</text:p>
                      </text:list-item>
                      <text:list-item>
                        <text:p text:style-name="P47">E-mail.</text:p>
                      </text:list-item>
                    </text:list>
                  </text:list-item>
                  <text:list-item>
                    <text:p text:style-name="P47">Cantidad Inquilinos.</text:p>
                  </text:list-item>
                  <text:list-item>
                    <text:p text:style-name="P38">Monto.</text:p>
                  </text:list-item>
                  <text:list-item>
                    <text:p text:style-name="P31">Estado de reserva.</text:p>
                  </text:list-item>
                </text:list>
              </text:list-item>
            </text:list>
            <text:p text:style-name="P9"/>
            <text:p text:style-name="P13"><text:soft-page-break/>El sistema proporciona las opciones “Cancelar Reserva”, “Editar Reserva” y “Pagar Reserva”.</text:p>
            <text:p text:style-name="P13">Dichas opciones estarán deshabilitadas cuando la fecha de check-in de la reserva sea menor a la fecha actual.</text:p>
            <text:p text:style-name="P14"><text:span text:style-name="Fuente_20_de_20_párrafo_20_predeter."><text:span text:style-name="T2">La opción “Pagar Reserva” estará deshabilitada cuando el estado de la reserva sea “Pagada” o “Cancelada”.</text:span></text:span></text:p>
          </table:table-cell>
          <table:covered-table-cell/>
        </table:table-row>
        <table:table-row table:style-name="Tabla6.1">
          <table:covered-table-cell/>
          <table:table-cell table:style-name="Tabla6.B12" office:value-type="string">
            <text:p text:style-name="P4">5</text:p>
          </table:table-cell>
          <table:table-cell table:style-name="Tabla6.C12" table:number-columns-spanned="2" office:value-type="string">
            <text:p text:style-name="P4">Fin del Caso de Uso</text:p>
          </table:table-cell>
          <table:covered-table-cell/>
        </table:table-row>
        <table:table-row table:style-name="Tabla6.1">
          <table:table-cell table:style-name="Tabla6.A17" table:number-rows-spanned="5" office:value-type="string">
            <text:p text:style-name="P6">Excepciones</text:p>
          </table:table-cell>
          <table:table-cell table:style-name="Tabla6.B13" office:value-type="string">
            <text:p text:style-name="P4">Paso</text:p>
          </table:table-cell>
          <table:table-cell table:style-name="Tabla6.C13" table:number-columns-spanned="2" office:value-type="string">
            <text:p text:style-name="P4">Acción</text:p>
          </table:table-cell>
          <table:covered-table-cell/>
        </table:table-row>
        <table:table-row table:style-name="Tabla6.1">
          <table:covered-table-cell/>
          <table:table-cell table:style-name="Tabla6.B14" office:value-type="string">
            <text:p text:style-name="P7">2</text:p>
            <text:p text:style-name="P7"/>
          </table:table-cell>
          <table:table-cell table:style-name="Tabla6.C14" table:number-columns-spanned="2" office:value-type="string">
            <text:p text:style-name="P4">En caso que el usuario no tenga ninguna reserva en su historial, el sistema mostrará un mensaje por pantalla indicando dicha situación. Fin de caso de uso.</text:p>
          </table:table-cell>
          <table:covered-table-cell/>
        </table:table-row>
        <table:table-row table:style-name="Tabla6.1">
          <table:covered-table-cell/>
          <table:table-cell table:style-name="Tabla6.B15" office:value-type="string">
            <text:p text:style-name="P4">4</text:p>
            <text:p text:style-name="P4"/>
          </table:table-cell>
          <table:table-cell table:style-name="Tabla6.C15" table:number-columns-spanned="2" office:value-type="string">
            <text:p text:style-name="P7"><text:span text:style-name="Fuente_20_de_20_párrafo_20_predeter."><text:span text:style-name="T2">El usuario selecciona la opción “Cancelar Reserva”. Llama al caso de uso </text:span></text:span><text:span text:style-name="Fuente_20_de_20_párrafo_20_predeter."><text:span text:style-name="T7">CU_006_CancelarReserva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6.1">
          <table:covered-table-cell/>
          <table:table-cell table:style-name="Tabla6.B16" office:value-type="string">
            <text:p text:style-name="P4">4</text:p>
          </table:table-cell>
          <table:table-cell table:style-name="Tabla6.C16" table:number-columns-spanned="2" office:value-type="string">
            <text:p text:style-name="P7"><text:span text:style-name="Fuente_20_de_20_párrafo_20_predeter."><text:span text:style-name="T2">El usuario selecciona la opción “Editar Reserva”. Llama al caso de uso </text:span></text:span><text:span text:style-name="Fuente_20_de_20_párrafo_20_predeter."><text:span text:style-name="T7">CU_014_EditarReserva</text:span></text:span></text:p>
          </table:table-cell>
          <table:covered-table-cell/>
        </table:table-row>
        <table:table-row table:style-name="Tabla6.1">
          <table:covered-table-cell/>
          <table:table-cell table:style-name="Tabla6.B17" office:value-type="string">
            <text:p text:style-name="P4">4</text:p>
          </table:table-cell>
          <table:table-cell table:style-name="Tabla6.C17" table:number-columns-spanned="2" office:value-type="string">
            <text:p text:style-name="P7"><text:span text:style-name="Fuente_20_de_20_párrafo_20_predeter."><text:span text:style-name="T2">El usuario selecciona la opción “Pagar”. Llama al caso de uso </text:span></text:span><text:span text:style-name="Fuente_20_de_20_párrafo_20_predeter."><text:span text:style-name="T7">CU_007_RealizarPago</text:span></text:span><text:span text:style-name="Fuente_20_de_20_párrafo_20_predeter."><text:span text:style-name="T2">.</text:span></text:span></text:p>
          </table:table-cell>
          <table:covered-table-cell/>
        </table:table-row>
        <table:table-row table:style-name="Tabla6.18">
          <table:table-cell table:style-name="Tabla6.A18" office:value-type="string">
            <text:p text:style-name="P4">Poscondición</text:p>
          </table:table-cell>
          <table:table-cell table:style-name="Tabla6.B18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6.19">
          <table:table-cell table:style-name="Tabla6.A19" office:value-type="string">
            <text:p text:style-name="P4">Casos de Uso asociados</text:p>
          </table:table-cell>
          <table:table-cell table:style-name="Tabla6.B19" table:number-columns-spanned="3" office:value-type="string">
            <text:p text:style-name="P7"><text:span text:style-name="Fuente_20_de_20_párrafo_20_predeter."><text:span text:style-name="T2">-</text:span></text:span></text:p>
          </table:table-cell>
          <table:covered-table-cell/>
          <table:covered-table-cell/>
        </table:table-row>
        <table:table-row table:style-name="Tabla6.1">
          <table:table-cell table:style-name="Tabla6.A20" office:value-type="string">
            <text:p text:style-name="P4">Observaciones</text:p>
          </table:table-cell>
          <table:table-cell table:style-name="Tabla6.B20" table:number-columns-spanned="3" office:value-type="string">
            <text:list xml:id="list429332226" text:style-name="L10">
              <text:list-item>
                <text:p text:style-name="P48"><text:span text:style-name="Fuente_20_de_20_párrafo_20_predeter."><text:span text:style-name="T2">El actor puede cancelar la ejecución del caso de uso en cualquier momento</text:span></text:span></text:p>
              </text:list-item>
            </text:list>
          </table:table-cell>
          <table:covered-table-cell/>
          <table:covered-table-cell/>
        </table:table-row>
      </table:table>
      <text:p text:style-name="P11"/>
      <text:p text:style-name="P11"/>
      <text:p text:style-name="P11"/>
      <text:h text:style-name="P18" text:outline-level="1">Descripción de un Caso de Uso</text:h>
      <text:p text:style-name="Standard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7"><text:span text:style-name="Fuente_20_de_20_párrafo_20_predeter."><text:span text:style-name="T7">CU-007</text:span></text:span></text:p>
          </table:table-cell>
          <table:table-cell table:style-name="Tabla7.B1" table:number-columns-spanned="2" office:value-type="string">
            <text:p text:style-name="P7"><text:span text:style-name="Fuente_20_de_20_párrafo_20_predeter."><text:span text:style-name="T7">CU_007_RealizarPago</text:span></text:span></text:p>
          </table:table-cell>
          <table:covered-table-cell/>
          <table:table-cell table:style-name="Tabla7.B1" office:value-type="string">
            <text:p text:style-name="P7"><text:span text:style-name="Fuente_20_de_20_párrafo_20_predeter."><text:span text:style-name="T7">VERSIÓN 1</text:span></text:span></text:p>
          </table:table-cell>
        </table:table-row>
        <table:table-row table:style-name="Tabla7.1">
          <table:table-cell table:style-name="Tabla7.A2" office:value-type="string">
            <text:p text:style-name="P4">Prioridad</text:p>
          </table:table-cell>
          <table:table-cell table:style-name="Tabla7.B2" table:number-columns-spanned="3" office:value-type="string">
            <text:p text:style-name="P7"><text:span text:style-name="Fuente_20_de_20_párrafo_20_predeter."><text:span text:style-name="T7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7.1">
          <table:table-cell table:style-name="Tabla7.A3" office:value-type="string">
            <text:p text:style-name="P4">Complejidad</text:p>
          </table:table-cell>
          <table:table-cell table:style-name="Tabla7.B3" table:number-columns-spanned="3" office:value-type="string">
            <text:p text:style-name="P7"><text:span text:style-name="Fuente_20_de_20_párrafo_20_predeter."><text:span text:style-name="T2">Simple / Mediano / </text:span></text:span><text:span text:style-name="Fuente_20_de_20_párrafo_20_predeter."><text:span text:style-name="T7">Complejo</text:span></text:span><text:span text:style-name="Fuente_20_de_20_párrafo_20_predeter."><text:span text:style-name="T2"> / Muy complejo</text:span></text:span></text:p>
          </table:table-cell>
          <table:covered-table-cell/>
          <table:covered-table-cell/>
        </table:table-row>
        <table:table-row table:style-name="Tabla7.1">
          <table:table-cell table:style-name="Tabla7.A4" office:value-type="string">
            <text:p text:style-name="P4">Actor</text:p>
          </table:table-cell>
          <table:table-cell table:style-name="Tabla7.B4" table:number-columns-spanned="3" office:value-type="string">
            <text:p text:style-name="P4">Inquilino - Propietario</text:p>
          </table:table-cell>
          <table:covered-table-cell/>
          <table:covered-table-cell/>
        </table:table-row>
        <table:table-row table:style-name="Tabla7.1">
          <table:table-cell table:style-name="Tabla7.A5" office:value-type="string">
            <text:p text:style-name="P4">Objetivo</text:p>
          </table:table-cell>
          <table:table-cell table:style-name="Tabla7.B5" table:number-columns-spanned="3" office:value-type="string">
            <text:p text:style-name="P4">Realizar el pago parcial o total de un alojamiento por medio de la plataforma de pago.</text:p>
          </table:table-cell>
          <table:covered-table-cell/>
          <table:covered-table-cell/>
        </table:table-row>
        <table:table-row table:style-name="Tabla7.1">
          <table:table-cell table:style-name="Tabla7.A6" office:value-type="string">
            <text:p text:style-name="P4">Precondición</text:p>
          </table:table-cell>
          <table:table-cell table:style-name="Tabla7.B6" table:number-columns-spanned="3" office:value-type="string">
            <text:p text:style-name="P7"><text:span text:style-name="Fuente_20_de_20_párrafo_20_predeter."><text:span text:style-name="T2">El Inquilino debe estar logueado en el sistema (</text:span></text:span><text:span text:style-name="Fuente_20_de_20_párrafo_20_predeter."><text:span text:style-name="T7">CU_002_Login)</text:span></text:span><text:span text:style-name="Fuente_20_de_20_párrafo_20_predeter."><text:span text:style-name="T2">. El inquilino debe haber realizado una reserva (</text:span></text:span><text:span text:style-name="Fuente_20_de_20_párrafo_20_predeter."><text:span text:style-name="T7">CU_004_ReservarAlojamiento</text:span></text:span><text:span text:style-name="Fuente_20_de_20_párrafo_20_predeter."><text:span text:style-name="T2">) o un alquiler (</text:span></text:span><text:span text:style-name="Fuente_20_de_20_párrafo_20_predeter."><text:span text:style-name="T7">CU_009_AlquilarAlojamiento</text:span></text:span><text:span text:style-name="Fuente_20_de_20_párrafo_20_predeter."><text:span text:style-name="T2">).</text:span></text:span></text:p>
          </table:table-cell>
          <table:covered-table-cell/>
          <table:covered-table-cell/>
        </table:table-row>
        <table:table-row table:style-name="Tabla7.1">
          <table:table-cell table:style-name="Tabla7.A14" table:number-rows-spanned="8" office:value-type="string">
            <text:p text:style-name="P6">Secuencia normal</text:p>
          </table:table-cell>
          <table:table-cell table:style-name="Tabla7.B7" office:value-type="string">
            <text:p text:style-name="P4">Paso</text:p>
          </table:table-cell>
          <table:table-cell table:style-name="Tabla7.C7" table:number-columns-spanned="2" office:value-type="string">
            <text:p text:style-name="P4">Acción</text:p>
          </table:table-cell>
          <table:covered-table-cell/>
        </table:table-row>
        <table:table-row table:style-name="Tabla7.1">
          <table:covered-table-cell/>
          <table:table-cell table:style-name="Tabla7.B8" office:value-type="string">
            <text:p text:style-name="P4">1</text:p>
          </table:table-cell>
          <table:table-cell table:style-name="Tabla7.C8" table:number-columns-spanned="2" office:value-type="string">
            <text:p text:style-name="P7"><text:span text:style-name="Fuente_20_de_20_párrafo_20_predeter."><text:span text:style-name="T2">El caso de uso comienza cuando el Inquilino selecciona la opción “</text:span></text:span><text:span text:style-name="Fuente_20_de_20_párrafo_20_predeter."><text:span text:style-name="T6">Reservar</text:span></text:span><text:span text:style-name="Fuente_20_de_20_párrafo_20_predeter."><text:span text:style-name="T2">”.</text:span></text:span></text:p>
          </table:table-cell>
          <table:covered-table-cell/>
        </table:table-row>
        <table:table-row table:style-name="Tabla7.1">
          <table:covered-table-cell/>
          <table:table-cell table:style-name="Tabla7.B9" office:value-type="string">
            <text:p text:style-name="P4">2</text:p>
          </table:table-cell>
          <table:table-cell table:style-name="Tabla7.C9" table:number-columns-spanned="2" office:value-type="string">
            <text:p text:style-name="P7">El sistema solicita que seleccione una de las formas de pago disponibles <text:span text:style-name="T21">y brinda las opciones “Confirmar” y <text:s/>“Cancelar”</text:span>.</text:p>
          </table:table-cell>
          <table:covered-table-cell/>
        </table:table-row>
        <table:table-row table:style-name="Tabla7.1">
          <table:covered-table-cell/>
          <table:table-cell table:style-name="Tabla7.B10" office:value-type="string">
            <text:p text:style-name="P4">3</text:p>
          </table:table-cell>
          <table:table-cell table:style-name="Tabla7.C10" table:number-columns-spanned="2" office:value-type="string">
            <text:p text:style-name="P7">El Inquilino selecciona una forma de pago <text:span text:style-name="T21">y selecciona la opción “Confirmar”</text:span>.</text:p>
          </table:table-cell>
          <table:covered-table-cell/>
        </table:table-row>
        <table:table-row table:style-name="Tabla7.1">
          <table:covered-table-cell/>
          <table:table-cell table:style-name="Tabla7.B11" office:value-type="string">
            <text:p text:style-name="P4">4</text:p>
          </table:table-cell>
          <table:table-cell table:style-name="Tabla7.C11" table:number-columns-spanned="2" office:value-type="string">
            <text:p text:style-name="P7">El sistema solicita que se ingrese la información que necesita la plataforma de pago para poder llevarlo a cabo.</text:p>
          </table:table-cell>
          <table:covered-table-cell/>
        </table:table-row>
        <table:table-row table:style-name="Tabla7.1">
          <table:covered-table-cell/>
          <table:table-cell table:style-name="Tabla7.B12" office:value-type="string">
            <text:p text:style-name="P4">5</text:p>
          </table:table-cell>
          <table:table-cell table:style-name="Tabla7.C12" table:number-columns-spanned="2" office:value-type="string">
            <text:p text:style-name="P7">El inquilino completa todos los campos solicitados y presiona la opción “<text:span text:style-name="T21">Pagar</text:span>”.</text:p>
          </table:table-cell>
          <table:covered-table-cell/>
        </table:table-row>
        <table:table-row table:style-name="Tabla7.1">
          <table:covered-table-cell/>
          <table:table-cell table:style-name="Tabla7.B13" office:value-type="string">
            <text:p text:style-name="P4">6</text:p>
          </table:table-cell>
          <table:table-cell table:style-name="Tabla7.C13" table:number-columns-spanned="2" office:value-type="string">
            <text:p text:style-name="P7">El sistema registra y genera un pago con la siguiente información:</text:p>
            <text:list xml:id="list902606351" text:style-name="L11">
              <text:list-item>
                <text:p text:style-name="P49">Código de Pago.</text:p>
              </text:list-item>
              <text:list-item>
                <text:p text:style-name="P49">Código de referencia.</text:p>
              </text:list-item>
              <text:list-item>
                <text:p text:style-name="P49">Monto pagado.</text:p>
              </text:list-item>
              <text:list-item>
                <text:p text:style-name="P49">Forma de Pago.</text:p>
              </text:list-item>
              <text:list-item>
                <text:p text:style-name="P49">Fecha de Pago.</text:p>
              </text:list-item>
              <text:list-item>
                <text:p text:style-name="P63">Alojamiento:</text:p>
                <text:list>
                  <text:list-item>
                    <text:p text:style-name="P63">Nro de dormitorios.</text:p>
                  </text:list-item>
                  <text:list-item>
                    <text:p text:style-name="P63">Nro de baños.</text:p>
                  </text:list-item>
                  <text:list-item>
                    <text:p text:style-name="P63">Comodidades:</text:p>
                    <text:list>
                      <text:list-item>
                        <text:p text:style-name="P63">Wifi.</text:p>
                      </text:list-item>
                      <text:list-item>
                        <text:p text:style-name="P63">Televisión.</text:p>
                      </text:list-item>
                      <text:list-item>
                        <text:p text:style-name="P63">Netflix.</text:p>
                      </text:list-item>
                      <text:list-item>
                        <text:p text:style-name="P63">Aire acondicionado.</text:p>
                      </text:list-item>
                      <text:list-item>
                        <text:p text:style-name="P63">Calefacción.</text:p>
                      </text:list-item>
                      <text:list-item>
                        <text:p text:style-name="P63">Admite mascota.</text:p>
                      </text:list-item>
                      <text:list-item>
                        <text:p text:style-name="P63">Pileta.</text:p>
                      </text:list-item>
                      <text:list-item>
                        <text:p text:style-name="P63">Jacuzzi.</text:p>
                      </text:list-item>
                      <text:list-item>
                        <text:p text:style-name="P63">Cochera.</text:p>
                      </text:list-item>
                      <text:list-item>
                        <text:p text:style-name="P63">Servicio de limpieza.</text:p>
                      </text:list-item>
                      <text:list-item>
                        <text:p text:style-name="P63">Comida a la habitación.</text:p>
                      </text:list-item>
                      <text:list-item>
                        <text:p text:style-name="P65"><text:span text:style-name="T22">Sábanas y toallas.</text:span></text:p>
                      </text:list-item>
                    </text:list>
                  </text:list-item>
                  <text:list-item>
                    <text:p text:style-name="P65"><text:span text:style-name="T22">Dirección:</text:span></text:p>
                    <text:list>
                      <text:list-item>
                        <text:p text:style-name="P65"><text:span text:style-name="T22">Calle y número</text:span></text:p>
                      </text:list-item>
                      <text:list-item>
                        <text:p text:style-name="P65"><text:span text:style-name="T22">Piso</text:span></text:p>
                      </text:list-item>
                      <text:list-item>
                        <text:p text:style-name="P65"><text:span text:style-name="T22">Número de Departamento</text:span></text:p>
                      </text:list-item>
                      <text:list-item>
                        <text:p text:style-name="P65"><text:span text:style-name="T22">Localidad</text:span></text:p>
                      </text:list-item>
                      <text:list-item>
                        <text:p text:style-name="P65"><text:soft-page-break/><text:span text:style-name="T22">Provincia</text:span></text:p>
                      </text:list-item>
                      <text:list-item>
                        <text:p text:style-name="P65"><text:span text:style-name="T22">País</text:span></text:p>
                      </text:list-item>
                    </text:list>
                  </text:list-item>
                  <text:list-item>
                    <text:p text:style-name="P65"><text:span text:style-name="T22">Zona Turística.</text:span></text:p>
                  </text:list-item>
                </text:list>
              </text:list-item>
              <text:list-item>
                <text:p text:style-name="P65"><text:span text:style-name="T22">Propietario:</text:span></text:p>
                <text:list>
                  <text:list-item>
                    <text:p text:style-name="P65"><text:span text:style-name="T22">Nombre.</text:span></text:p>
                  </text:list-item>
                  <text:list-item>
                    <text:p text:style-name="P65"><text:span text:style-name="T23">Apellido.</text:span></text:p>
                  </text:list-item>
                  <text:list-item>
                    <text:p text:style-name="P67"><text:span text:style-name="T23">Teléfono.</text:span></text:p>
                  </text:list-item>
                  <text:list-item>
                    <text:p text:style-name="P67"><text:span text:style-name="T23">Email.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7.1">
          <table:covered-table-cell/>
          <table:table-cell table:style-name="Tabla7.B14" office:value-type="string">
            <text:p text:style-name="P4">7</text:p>
          </table:table-cell>
          <table:table-cell table:style-name="Tabla7.C14" table:number-columns-spanned="2" office:value-type="string">
            <text:p text:style-name="P7">Fin del CU.</text:p>
          </table:table-cell>
          <table:covered-table-cell/>
        </table:table-row>
        <table:table-row table:style-name="Tabla7.1">
          <table:table-cell table:style-name="Tabla7.A15" office:value-type="string">
            <text:p text:style-name="P4">Excepciones</text:p>
          </table:table-cell>
          <table:table-cell table:style-name="Tabla7.B15" office:value-type="string">
            <text:p text:style-name="P4">Paso</text:p>
          </table:table-cell>
          <table:table-cell table:style-name="Tabla7.C15" table:number-columns-spanned="2" office:value-type="string">
            <text:p text:style-name="P4">Acción</text:p>
          </table:table-cell>
          <table:covered-table-cell/>
        </table:table-row>
        <table:table-row table:style-name="Tabla7.1">
          <table:table-cell table:style-name="Tabla7.A16" office:value-type="string">
            <text:p text:style-name="P4">Pos condición</text:p>
          </table:table-cell>
          <table:table-cell table:style-name="Tabla7.B16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7.1">
          <table:table-cell table:style-name="Tabla7.A17" office:value-type="string">
            <text:p text:style-name="P4">Casos de Uso asociados</text:p>
          </table:table-cell>
          <table:table-cell table:style-name="Tabla7.B17" table:number-columns-spanned="3" office:value-type="string">
            <text:p text:style-name="P15"><text:span text:style-name="Fuente_20_de_20_párrafo_20_predeter."><text:span text:style-name="T14">Inclu</text:span></text:span><text:span text:style-name="Fuente_20_de_20_párrafo_20_predeter."><text:span text:style-name="T14">ido </text:span></text:span><text:span text:style-name="Fuente_20_de_20_párrafo_20_predeter."><text:span text:style-name="T14">por</text:span></text:span><text:span text:style-name="Fuente_20_de_20_párrafo_20_predeter."><text:span text:style-name="T9">: </text:span></text:span><text:span text:style-name="Fuente_20_de_20_párrafo_20_predeter."><text:span text:style-name="T7"><text:s/>CU_004_ReservarAlojamiento</text:span></text:span></text:p>
          </table:table-cell>
          <table:covered-table-cell/>
          <table:covered-table-cell/>
        </table:table-row>
        <table:table-row table:style-name="Tabla7.18">
          <table:table-cell table:style-name="Tabla7.A18" office:value-type="string">
            <text:p text:style-name="P16">Observaciones</text:p>
          </table:table-cell>
          <table:table-cell table:style-name="Tabla7.B18" table:number-columns-spanned="3" office:value-type="string">
            <text:list xml:id="list321694114" text:style-name="L12">
              <text:list-item>
                <text:p text:style-name="P39">El actor puede cancelar la ejecución del caso de uso en cualquier momento</text:p>
              </text:list-item>
            </text:list>
            <text:p text:style-name="P4"/>
          </table:table-cell>
          <table:covered-table-cell/>
          <table:covered-table-cell/>
        </table:table-row>
      </table:table>
      <text:h text:style-name="P18" text:outline-level="1">Descripción de un Caso de Uso</text:h>
      <text:p text:style-name="Standard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7"><text:span text:style-name="Fuente_20_de_20_párrafo_20_predeter."><text:span text:style-name="T7">CU-008</text:span></text:span></text:p>
          </table:table-cell>
          <table:table-cell table:style-name="Tabla8.B1" table:number-columns-spanned="2" office:value-type="string">
            <text:p text:style-name="P7"><text:span text:style-name="Fuente_20_de_20_párrafo_20_predeter."><text:span text:style-name="T7">CU_008_PublicarAlojamiento</text:span></text:span></text:p>
          </table:table-cell>
          <table:covered-table-cell/>
          <table:table-cell table:style-name="Tabla8.B1" office:value-type="string">
            <text:p text:style-name="P7"><text:span text:style-name="Fuente_20_de_20_párrafo_20_predeter."><text:span text:style-name="T7">VERSIÓN 1</text:span></text:span></text:p>
          </table:table-cell>
        </table:table-row>
        <table:table-row table:style-name="Tabla8.1">
          <table:table-cell table:style-name="Tabla8.A2" office:value-type="string">
            <text:p text:style-name="P4">Prioridad</text:p>
          </table:table-cell>
          <table:table-cell table:style-name="Tabla8.B2" table:number-columns-spanned="3" office:value-type="string">
            <text:p text:style-name="P7"><text:span text:style-name="Fuente_20_de_20_párrafo_20_predeter."><text:span text:style-name="T7">Alta</text:span></text:span><text:span text:style-name="Fuente_20_de_20_párrafo_20_predeter."><text:span text:style-name="T2"> / Media / Baja</text:span></text:span></text:p>
          </table:table-cell>
          <table:covered-table-cell/>
          <table:covered-table-cell/>
        </table:table-row>
        <table:table-row table:style-name="Tabla8.1">
          <table:table-cell table:style-name="Tabla8.A3" office:value-type="string">
            <text:p text:style-name="P4">Complejidad</text:p>
          </table:table-cell>
          <table:table-cell table:style-name="Tabla8.B3" table:number-columns-spanned="3" office:value-type="string">
            <text:p text:style-name="P7"><text:span text:style-name="Fuente_20_de_20_párrafo_20_predeter."><text:span text:style-name="T2">Simple / </text:span></text:span><text:span text:style-name="Fuente_20_de_20_párrafo_20_predeter."><text:span text:style-name="T7">Mediano</text:span></text:span><text:span text:style-name="Fuente_20_de_20_párrafo_20_predeter."><text:span text:style-name="T2"> / Complejo / Muy complejo</text:span></text:span></text:p>
          </table:table-cell>
          <table:covered-table-cell/>
          <table:covered-table-cell/>
        </table:table-row>
        <table:table-row table:style-name="Tabla8.1">
          <table:table-cell table:style-name="Tabla8.A4" office:value-type="string">
            <text:p text:style-name="P4">Actor</text:p>
          </table:table-cell>
          <table:table-cell table:style-name="Tabla8.B4" table:number-columns-spanned="3" office:value-type="string">
            <text:p text:style-name="P4">Propietario</text:p>
          </table:table-cell>
          <table:covered-table-cell/>
          <table:covered-table-cell/>
        </table:table-row>
        <table:table-row table:style-name="Tabla8.1">
          <table:table-cell table:style-name="Tabla8.A5" office:value-type="string">
            <text:p text:style-name="P4">Objetivo</text:p>
          </table:table-cell>
          <table:table-cell table:style-name="Tabla8.B5" table:number-columns-spanned="3" office:value-type="string">
            <text:p text:style-name="P4">Publicar dentro de la plataforma un alojamiento.</text:p>
          </table:table-cell>
          <table:covered-table-cell/>
          <table:covered-table-cell/>
        </table:table-row>
        <table:table-row table:style-name="Tabla8.1">
          <table:table-cell table:style-name="Tabla8.A6" office:value-type="string">
            <text:p text:style-name="P4">Precondición</text:p>
          </table:table-cell>
          <table:table-cell table:style-name="Tabla8.B6" table:number-columns-spanned="3" office:value-type="string">
            <text:p text:style-name="P7"><text:span text:style-name="Fuente_20_de_20_párrafo_20_predeter."><text:span text:style-name="T2">El Propietario debe estar logueado en el sistema (</text:span></text:span><text:span text:style-name="Fuente_20_de_20_párrafo_20_predeter."><text:span text:style-name="T7">CU_002_Login</text:span></text:span><text:span text:style-name="Fuente_20_de_20_párrafo_20_predeter."><text:span text:style-name="T2">).</text:span></text:span></text:p>
          </table:table-cell>
          <table:covered-table-cell/>
          <table:covered-table-cell/>
        </table:table-row>
        <table:table-row table:style-name="Tabla8.1">
          <table:table-cell table:style-name="Tabla8.A12" table:number-rows-spanned="6" office:value-type="string">
            <text:p text:style-name="P6">Secuencia normal</text:p>
          </table:table-cell>
          <table:table-cell table:style-name="Tabla8.B7" office:value-type="string">
            <text:p text:style-name="P4">Paso</text:p>
          </table:table-cell>
          <table:table-cell table:style-name="Tabla8.C7" table:number-columns-spanned="2" office:value-type="string">
            <text:p text:style-name="P4">Acción</text:p>
          </table:table-cell>
          <table:covered-table-cell/>
        </table:table-row>
        <table:table-row table:style-name="Tabla8.1">
          <table:covered-table-cell/>
          <table:table-cell table:style-name="Tabla8.B8" office:value-type="string">
            <text:p text:style-name="P4">1</text:p>
          </table:table-cell>
          <table:table-cell table:style-name="Tabla8.C8" table:number-columns-spanned="2" office:value-type="string">
            <text:p text:style-name="P7"><text:span text:style-name="Fuente_20_de_20_párrafo_20_predeter."><text:span text:style-name="T2">El caso de uso comienza cuando el Propietario selecciona la opción “Publicar Alojamiento”.</text:span></text:span></text:p>
          </table:table-cell>
          <table:covered-table-cell/>
        </table:table-row>
        <table:table-row table:style-name="Tabla8.1">
          <table:covered-table-cell/>
          <table:table-cell table:style-name="Tabla8.B9" office:value-type="string">
            <text:p text:style-name="P4">2</text:p>
          </table:table-cell>
          <table:table-cell table:style-name="Tabla8.C9" table:number-columns-spanned="2" office:value-type="string">
            <text:p text:style-name="P7">El sistema muestra una interfaz donde se solicita la siguiente información:</text:p>
            <text:list xml:id="list1834960046" text:style-name="L13">
              <text:list-item>
                <text:p text:style-name="P50">Nro de dormitorios.</text:p>
              </text:list-item>
              <text:list-item>
                <text:p text:style-name="P50">Nro de baños.</text:p>
              </text:list-item>
              <text:list-item>
                <text:p text:style-name="P50">Ocupación máxima.</text:p>
              </text:list-item>
              <text:list-item>
                <text:p text:style-name="P50">Comodidades.</text:p>
                <text:list>
                  <text:list-item>
                    <text:p text:style-name="P64">Wifi.</text:p>
                  </text:list-item>
                  <text:list-item>
                    <text:p text:style-name="P64">Televisión.</text:p>
                  </text:list-item>
                  <text:list-item>
                    <text:p text:style-name="P64">Netflix.</text:p>
                  </text:list-item>
                  <text:list-item>
                    <text:p text:style-name="P64">Aire acondicionado.</text:p>
                  </text:list-item>
                  <text:list-item>
                    <text:p text:style-name="P64">Calefacción.</text:p>
                  </text:list-item>
                  <text:list-item>
                    <text:p text:style-name="P64">Admite mascota.</text:p>
                  </text:list-item>
                  <text:list-item>
                    <text:p text:style-name="P64">Pileta.</text:p>
                  </text:list-item>
                  <text:list-item>
                    <text:p text:style-name="P64">Jacuzzi.</text:p>
                  </text:list-item>
                  <text:list-item>
                    <text:p text:style-name="P64">Cochera.</text:p>
                  </text:list-item>
                  <text:list-item>
                    <text:p text:style-name="P64">Servicio de limpieza.</text:p>
                  </text:list-item>
                  <text:list-item>
                    <text:p text:style-name="P64">Comida a la habitación.</text:p>
                  </text:list-item>
                  <text:list-item>
                    <text:p text:style-name="P66"><text:span text:style-name="T22">Sábanas y toallas.</text:span></text:p>
                  </text:list-item>
                </text:list>
              </text:list-item>
              <text:list-item>
                <text:p text:style-name="P66"><text:span text:style-name="T22">Dirección:</text:span></text:p>
                <text:list>
                  <text:list-item>
                    <text:p text:style-name="P66"><text:span text:style-name="T22">Calle y número</text:span></text:p>
                  </text:list-item>
                  <text:list-item>
                    <text:p text:style-name="P66"><text:span text:style-name="T22">Piso</text:span></text:p>
                  </text:list-item>
                  <text:list-item>
                    <text:p text:style-name="P66"><text:span text:style-name="T22">Número de Departamento</text:span></text:p>
                  </text:list-item>
                  <text:list-item>
                    <text:p text:style-name="P66"><text:span text:style-name="T22">Localidad</text:span></text:p>
                  </text:list-item>
                  <text:list-item>
                    <text:p text:style-name="P66"><text:span text:style-name="T22">Provincia</text:span></text:p>
                  </text:list-item>
                  <text:list-item>
                    <text:p text:style-name="P66"><text:span text:style-name="T22">País</text:span></text:p>
                  </text:list-item>
                </text:list>
              </text:list-item>
              <text:list-item>
                <text:p text:style-name="P66"><text:span text:style-name="T22">Zona Turística.</text:span></text:p>
              </text:list-item>
              <text:list-item>
                <text:p text:style-name="P50">Fotos.</text:p>
              </text:list-item>
              <text:list-item>
                <text:p text:style-name="P50">Precio.</text:p>
              </text:list-item>
              <text:list-item>
                <text:p text:style-name="P58">Elección de Publicación (si/no).</text:p>
              </text:list-item>
              <text:list-item>
                <text:p text:style-name="P58">Aceptación de condiciones de términos y servicios.</text:p>
              </text:list-item>
            </text:list>
            <text:p text:style-name="P7">Ademas proporciona la opción “Publicar”.</text:p>
          </table:table-cell>
          <table:covered-table-cell/>
        </table:table-row>
        <table:table-row table:style-name="Tabla8.1">
          <table:covered-table-cell/>
          <table:table-cell table:style-name="Tabla8.B10" office:value-type="string">
            <text:p text:style-name="P4">3</text:p>
          </table:table-cell>
          <table:table-cell table:style-name="Tabla8.C10" table:number-columns-spanned="2" office:value-type="string">
            <text:p text:style-name="P7">El Propietario completa todos los datos requeridos por el sistema y selecciona la opción “Publicar”.</text:p>
          </table:table-cell>
          <table:covered-table-cell/>
        </table:table-row>
        <table:table-row table:style-name="Tabla8.1">
          <table:covered-table-cell/>
          <table:table-cell table:style-name="Tabla8.B11" office:value-type="string">
            <text:p text:style-name="P4">4</text:p>
          </table:table-cell>
          <table:table-cell table:style-name="Tabla8.C11" table:number-columns-spanned="2" office:value-type="string">
            <text:p text:style-name="P7">El sistema registra un alojamiento con la siguiente información:</text:p>
            <text:list xml:id="list223134934047060" text:continue-numbering="true" text:style-name="L13">
              <text:list-item>
                <text:p text:style-name="P50">Nro de dormitorios.</text:p>
              </text:list-item>
              <text:list-item>
                <text:p text:style-name="P50">Nro de baños.</text:p>
              </text:list-item>
              <text:list-item>
                <text:p text:style-name="P50">Ocupación máxima.</text:p>
              </text:list-item>
              <text:list-item>
                <text:p text:style-name="P50">Comodidades.</text:p>
              </text:list-item>
              <text:list-item>
                <text:p text:style-name="P50">Dirección.</text:p>
              </text:list-item>
              <text:list-item>
                <text:p text:style-name="P50"><text:soft-page-break/>Zona turística.</text:p>
              </text:list-item>
              <text:list-item>
                <text:p text:style-name="P50">Fotos.</text:p>
              </text:list-item>
              <text:list-item>
                <text:p text:style-name="P50">Precio.</text:p>
              </text:list-item>
              <text:list-item>
                <text:p text:style-name="P50">Formas de pago.</text:p>
              </text:list-item>
              <text:list-item>
                <text:p text:style-name="P50">Propietario</text:p>
                <text:list>
                  <text:list-item>
                    <text:p text:style-name="P50">Nombre.</text:p>
                  </text:list-item>
                  <text:list-item>
                    <text:p text:style-name="P50">Apellido.</text:p>
                  </text:list-item>
                  <text:list-item>
                    <text:p text:style-name="P50">Teléfono.</text:p>
                  </text:list-item>
                  <text:list-item>
                    <text:p text:style-name="P50">Email.</text:p>
                  </text:list-item>
                </text:list>
              </text:list-item>
            </text:list>
            <text:p text:style-name="P7">El sistema marca el alojamiento anteriormente registrado como publicado.</text:p>
          </table:table-cell>
          <table:covered-table-cell/>
        </table:table-row>
        <table:table-row table:style-name="Tabla8.1">
          <table:covered-table-cell/>
          <table:table-cell table:style-name="Tabla8.B12" office:value-type="string">
            <text:p text:style-name="P4">5</text:p>
          </table:table-cell>
          <table:table-cell table:style-name="Tabla8.C12" table:number-columns-spanned="2" office:value-type="string">
            <text:p text:style-name="P7">Fin del CU.</text:p>
          </table:table-cell>
          <table:covered-table-cell/>
        </table:table-row>
        <table:table-row table:style-name="Tabla8.1">
          <table:table-cell table:style-name="Tabla8.A13" office:value-type="string">
            <text:p text:style-name="P4">Excepciones</text:p>
          </table:table-cell>
          <table:table-cell table:style-name="Tabla8.B13" office:value-type="string">
            <text:p text:style-name="P4">Paso</text:p>
          </table:table-cell>
          <table:table-cell table:style-name="Tabla8.C13" table:number-columns-spanned="2" office:value-type="string">
            <text:p text:style-name="P4">Acción</text:p>
          </table:table-cell>
          <table:covered-table-cell/>
        </table:table-row>
        <table:table-row table:style-name="Tabla8.1">
          <table:table-cell table:style-name="Tabla8.A14" office:value-type="string">
            <text:p text:style-name="P4">Poscondición</text:p>
          </table:table-cell>
          <table:table-cell table:style-name="Tabla8.B14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8.1">
          <table:table-cell table:style-name="Tabla8.A15" office:value-type="string">
            <text:p text:style-name="P4">Casos de Uso asociados</text:p>
          </table:table-cell>
          <table:table-cell table:style-name="Tabla8.B15" table:number-columns-spanned="3" office:value-type="string">
            <text:p text:style-name="P4"><text:s/>-</text:p>
          </table:table-cell>
          <table:covered-table-cell/>
          <table:covered-table-cell/>
        </table:table-row>
        <table:table-row table:style-name="Tabla8.16">
          <table:table-cell table:style-name="Tabla8.A16" office:value-type="string">
            <text:p text:style-name="P4">Observaciones</text:p>
          </table:table-cell>
          <table:table-cell table:style-name="Tabla8.B16" table:number-columns-spanned="3" office:value-type="string">
            <text:list xml:id="list1460404546" text:style-name="L14">
              <text:list-item>
                <text:p text:style-name="P40">El actor puede cancelar la ejecución del caso de uso en cualquier momento</text:p>
              </text:list-item>
            </text:list>
            <text:p text:style-name="P4"/>
          </table:table-cell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Segoe UI" svg:font-family="'Segoe UI', system-ui, 'Apple Color Emoji', 'Segoe UI Emoji'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A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7%" fo:orphans="2" fo:widows="2"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fo:font-size="16pt" style:font-size-asian="16pt" style:font-size-complex="16pt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Lohit Devanagari" style:font-family-complex="'Lohit Devanagari'" style:font-family-generic-complex="system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Encabezado" style:family="paragraph" style:parent-style-name="Standard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ítulo_20_1_20_Car" style:display-name="Título 1 Car" style:family="text" style:parent-style-name="Fuente_20_de_20_párrafo_20_predeter.">
      <style:text-properties fo:color="#2e74b5" style:font-name="Calibri Light" fo:font-family="'Calibri Light'" style:font-family-generic="swiss" style:font-pitch="variable" fo:font-size="16pt" style:font-name-asian="Calibri" style:font-family-asian="Calibri" style:font-family-generic-asian="swiss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ListLabel_20_13" style:display-name="ListLabel 13" style:family="text">
      <style:text-properties style:font-name-complex="Courier New" style:font-family-complex="'Courier New'" style:font-family-generic-complex="modern" style:font-pitch-complex="fixed"/>
    </style:style>
    <style:style style:name="ListLabel_20_14" style:display-name="ListLabel 14" style:family="text">
      <style:text-properties style:font-name-complex="Courier New" style:font-family-complex="'Courier New'" style:font-family-generic-complex="modern" style:font-pitch-complex="fixed"/>
    </style:style>
    <style:style style:name="ListLabel_20_15" style:display-name="ListLabel 15" style:family="text">
      <style:text-properties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style:style style:name="WW_5f_CharLFO5LVL1" style:display-name="WW_CharLFO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2" style:display-name="WW_CharLFO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3" style:display-name="WW_CharLFO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4" style:display-name="WW_CharLFO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5" style:display-name="WW_CharLFO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6" style:display-name="WW_CharLFO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7" style:display-name="WW_CharLFO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8" style:display-name="WW_CharLFO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5LVL9" style:display-name="WW_CharLFO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2" style:display-name="WW_CharLFO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3" style:display-name="WW_CharLFO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4" style:display-name="WW_CharLFO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5" style:display-name="WW_CharLFO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6" style:display-name="WW_CharLFO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7" style:display-name="WW_CharLFO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8" style:display-name="WW_CharLFO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9" style:display-name="WW_CharLFO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1" style:display-name="WW_CharLFO7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2" style:display-name="WW_CharLFO7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3" style:display-name="WW_CharLFO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4" style:display-name="WW_CharLFO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5" style:display-name="WW_CharLFO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6" style:display-name="WW_CharLFO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7" style:display-name="WW_CharLFO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8" style:display-name="WW_CharLFO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7LVL9" style:display-name="WW_CharLFO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1" style:display-name="WW_CharLFO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2" style:display-name="WW_CharLFO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3" style:display-name="WW_CharLFO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4" style:display-name="WW_CharLFO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5" style:display-name="WW_CharLFO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6" style:display-name="WW_CharLFO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7" style:display-name="WW_CharLFO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8" style:display-name="WW_CharLFO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9LVL9" style:display-name="WW_CharLFO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1" style:display-name="WW_CharLFO1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2" style:display-name="WW_CharLFO1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3" style:display-name="WW_CharLFO1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4" style:display-name="WW_CharLFO1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5" style:display-name="WW_CharLFO1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6" style:display-name="WW_CharLFO1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7" style:display-name="WW_CharLFO1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8" style:display-name="WW_CharLFO1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1LVL9" style:display-name="WW_CharLFO1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1" style:display-name="WW_CharLFO1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2" style:display-name="WW_CharLFO1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3" style:display-name="WW_CharLFO1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4" style:display-name="WW_CharLFO1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5" style:display-name="WW_CharLFO1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6" style:display-name="WW_CharLFO1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7" style:display-name="WW_CharLFO1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8" style:display-name="WW_CharLFO1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3LVL9" style:display-name="WW_CharLFO1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1LVL1" style:display-name="WW_CharLFO31LVL1" style:family="text">
      <style:text-properties style:font-name="Symbol" fo:font-family="Symbol" style:font-family-generic="roman" style:font-pitch="variable" style:font-charset="x-symbol"/>
    </style:style>
    <style:style style:name="WW_5f_CharLFO31LVL2" style:display-name="WW_CharLFO31LVL2" style:family="text">
      <style:text-properties style:font-name="Courier New" fo:font-family="'Courier New'" style:font-family-generic="modern" style:font-pitch="fixed"/>
    </style:style>
    <style:style style:name="WW_5f_CharLFO31LVL3" style:display-name="WW_CharLFO31LVL3" style:family="text">
      <style:text-properties style:font-name="Wingdings" fo:font-family="Wingdings" style:font-family-generic="system" style:font-pitch="variable" style:font-charset="x-symbol"/>
    </style:style>
    <style:style style:name="WW_5f_CharLFO31LVL4" style:display-name="WW_CharLFO31LVL4" style:family="text">
      <style:text-properties style:font-name="Symbol" fo:font-family="Symbol" style:font-family-generic="roman" style:font-pitch="variable" style:font-charset="x-symbol"/>
    </style:style>
    <style:style style:name="WW_5f_CharLFO31LVL5" style:display-name="WW_CharLFO31LVL5" style:family="text">
      <style:text-properties style:font-name="Courier New" fo:font-family="'Courier New'" style:font-family-generic="modern" style:font-pitch="fixed"/>
    </style:style>
    <style:style style:name="WW_5f_CharLFO31LVL6" style:display-name="WW_CharLFO31LVL6" style:family="text">
      <style:text-properties style:font-name="Wingdings" fo:font-family="Wingdings" style:font-family-generic="system" style:font-pitch="variable" style:font-charset="x-symbol"/>
    </style:style>
    <style:style style:name="WW_5f_CharLFO31LVL7" style:display-name="WW_CharLFO31LVL7" style:family="text">
      <style:text-properties style:font-name="Symbol" fo:font-family="Symbol" style:font-family-generic="roman" style:font-pitch="variable" style:font-charset="x-symbol"/>
    </style:style>
    <style:style style:name="WW_5f_CharLFO31LVL8" style:display-name="WW_CharLFO31LVL8" style:family="text">
      <style:text-properties style:font-name="Courier New" fo:font-family="'Courier New'" style:font-family-generic="modern" style:font-pitch="fixed"/>
    </style:style>
    <style:style style:name="WW_5f_CharLFO31LVL9" style:display-name="WW_CharLFO31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Symbol" fo:font-family="Symbol" style:font-family-generic="roman" style:font-pitch="variable" style:font-charset="x-symbol"/>
    </style:style>
    <style:style style:name="WW_5f_CharLFO30LVL2" style:display-name="WW_CharLFO30LVL2" style:family="text">
      <style:text-properties style:font-name="Courier New" fo:font-family="'Courier New'" style:font-family-generic="modern" style:font-pitch="fixed"/>
    </style:style>
    <style:style style:name="WW_5f_CharLFO30LVL3" style:display-name="WW_CharLFO30LVL3" style:family="text">
      <style:text-properties style:font-name="Wingdings" fo:font-family="Wingdings" style:font-family-generic="system" style:font-pitch="variable" style:font-charset="x-symbol"/>
    </style:style>
    <style:style style:name="WW_5f_CharLFO30LVL4" style:display-name="WW_CharLFO30LVL4" style:family="text">
      <style:text-properties style:font-name="Symbol" fo:font-family="Symbol" style:font-family-generic="roman" style:font-pitch="variable" style:font-charset="x-symbol"/>
    </style:style>
    <style:style style:name="WW_5f_CharLFO30LVL5" style:display-name="WW_CharLFO30LVL5" style:family="text">
      <style:text-properties style:font-name="Courier New" fo:font-family="'Courier New'" style:font-family-generic="modern" style:font-pitch="fixed"/>
    </style:style>
    <style:style style:name="WW_5f_CharLFO30LVL6" style:display-name="WW_CharLFO30LVL6" style:family="text">
      <style:text-properties style:font-name="Wingdings" fo:font-family="Wingdings" style:font-family-generic="system" style:font-pitch="variable" style:font-charset="x-symbol"/>
    </style:style>
    <style:style style:name="WW_5f_CharLFO30LVL7" style:display-name="WW_CharLFO30LVL7" style:family="text">
      <style:text-properties style:font-name="Symbol" fo:font-family="Symbol" style:font-family-generic="roman" style:font-pitch="variable" style:font-charset="x-symbol"/>
    </style:style>
    <style:style style:name="WW_5f_CharLFO30LVL8" style:display-name="WW_CharLFO30LVL8" style:family="text">
      <style:text-properties style:font-name="Courier New" fo:font-family="'Courier New'" style:font-family-generic="modern" style:font-pitch="fixed"/>
    </style:style>
    <style:style style:name="WW_5f_CharLFO30LVL9" style:display-name="WW_CharLFO30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Encabezado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Universidad Blas Pascal</text:p>
        <text:p text:style-name="Encabezado"><text:span text:style-name="Fuente_20_de_20_párrafo_20_predeter."><text:span text:style-name="MT1">Ingeniería de Software I</text:span>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95L</meta:initial-creator>
    <meta:creation-date>2021-08-12T21:58:00Z</meta:creation-date>
    <dc:date>2021-11-11T22:31:34.744257875</dc:date>
    <meta:print-date>2021-08-19T19:20:00Z</meta:print-date>
    <meta:editing-cycles>170</meta:editing-cycles>
    <meta:editing-duration>PT13H27M37S</meta:editing-duration>
    <meta:document-statistic meta:table-count="8" meta:image-count="0" meta:object-count="0" meta:page-count="14" meta:paragraph-count="565" meta:word-count="2448" meta:character-count="15210" meta:non-whitespace-character-count="13473"/>
    <meta:user-defined meta:name="AppVersion">16.0000</meta:user-defined>
    <meta:user-defined meta:name="ContentTypeId">0x010100B41A8A8A859E5D4B9C52082BDCC234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